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IBM Plex Sans" svg:font-family="'IBM Plex Sans', sans-serif"/>
    <style:font-face style:name="Verdana" svg:font-family="Verdana, sans-serif"/>
    <style:font-face style:name="apple-system" svg:font-family="apple-system, BlinkMacSystemFont, 'Segoe UI', Roboto, Oxygen, Ubuntu, Cantarell, 'Fira Sans', 'Droid Sans', 'Helvetica Neue', sans-serif"/>
    <style:font-face style:name="apple-system1" svg:font-family="apple-system, system-ui, BlinkMacSystemFont, 'Segoe UI', Helvetica, Arial, sans-serif"/>
    <style:font-face style:name="medium-content-serif-font" svg:font-family="medium-content-serif-font, Georgia, Cambria, 'Times New Roman', Times,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fo:font-weight="normal" officeooo:rsid="001e17df" officeooo:paragraph-rsid="001e17df" style:font-weight-asian="normal" style:font-weight-complex="normal"/>
    </style:style>
    <style:style style:name="P2" style:family="paragraph" style:parent-style-name="Standard">
      <style:text-properties style:font-name="Liberation Sans" fo:font-weight="normal" officeooo:rsid="001ea6f0" officeooo:paragraph-rsid="001ea6f0" style:font-weight-asian="normal" style:font-weight-complex="normal"/>
    </style:style>
    <style:style style:name="P3"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5"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6"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7"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4"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5"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6"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7"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8"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9"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0"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1"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2"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3"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4"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5"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6"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7"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8"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9"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0"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1"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2"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33"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34"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36"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3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39"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0" style:family="paragraph" style:parent-style-name="Standard">
      <style:text-properties style:font-name="Liberation Sans" fo:font-size="12pt" style:text-underline-style="none" officeooo:rsid="0049d062" officeooo:paragraph-rsid="0047cafc" style:font-size-asian="12pt" style:font-size-complex="12pt"/>
    </style:style>
    <style:style style:name="P41"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44"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45"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4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47"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48"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49"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50"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5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5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54" style:family="paragraph" style:parent-style-name="Standard">
      <style:text-properties officeooo:paragraph-rsid="002248fd"/>
    </style:style>
    <style:style style:name="P55" style:family="paragraph" style:parent-style-name="Standard">
      <style:text-properties style:text-underline-style="solid" style:text-underline-width="auto" style:text-underline-color="font-color" officeooo:rsid="002248fd" officeooo:paragraph-rsid="002248fd"/>
    </style:style>
    <style:style style:name="P5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61" style:family="paragraph" style:parent-style-name="Standard">
      <style:text-properties style:text-underline-style="solid" style:text-underline-width="auto" style:text-underline-color="font-color" officeooo:rsid="00229e60" officeooo:paragraph-rsid="002d14f2"/>
    </style:style>
    <style:style style:name="P62" style:family="paragraph" style:parent-style-name="Standard">
      <style:text-properties style:text-underline-style="solid" style:text-underline-width="auto" style:text-underline-color="font-color" officeooo:rsid="0031a90b" officeooo:paragraph-rsid="0031a90b"/>
    </style:style>
    <style:style style:name="P63" style:family="paragraph" style:parent-style-name="Standard">
      <style:text-properties style:text-underline-style="solid" style:text-underline-width="auto" style:text-underline-color="font-color" officeooo:rsid="007c7745" officeooo:paragraph-rsid="007c7745"/>
    </style:style>
    <style:style style:name="P64" style:family="paragraph" style:parent-style-name="Standard">
      <style:text-properties style:text-underline-style="solid" style:text-underline-width="auto" style:text-underline-color="font-color" officeooo:rsid="00807d09" officeooo:paragraph-rsid="00807d09"/>
    </style:style>
    <style:style style:name="P65" style:family="paragraph" style:parent-style-name="Standard">
      <style:text-properties style:text-underline-style="solid" style:text-underline-width="auto" style:text-underline-color="font-color" officeooo:paragraph-rsid="0082a26c"/>
    </style:style>
    <style:style style:name="P66" style:family="paragraph" style:parent-style-name="Standard">
      <style:text-properties style:text-underline-style="solid" style:text-underline-width="auto" style:text-underline-color="font-color" officeooo:rsid="00852425" officeooo:paragraph-rsid="00852425"/>
    </style:style>
    <style:style style:name="P67" style:family="paragraph" style:parent-style-name="Standard">
      <style:text-properties style:text-underline-style="solid" style:text-underline-width="auto" style:text-underline-color="font-color" officeooo:rsid="00a3124f" officeooo:paragraph-rsid="00a3124f"/>
    </style:style>
    <style:style style:name="P68" style:family="paragraph" style:parent-style-name="Standard">
      <style:text-properties officeooo:paragraph-rsid="00299112"/>
    </style:style>
    <style:style style:name="P69" style:family="paragraph" style:parent-style-name="Standard">
      <style:text-properties officeooo:paragraph-rsid="0047cafc"/>
    </style:style>
    <style:style style:name="P7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7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7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7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7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7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7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7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7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79"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80"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81"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82"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83"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84"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85"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86"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87"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88"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89"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90"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9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92"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93"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94"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95"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9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97"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98"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99"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00"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0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02"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03"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04"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05"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06"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07"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08"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09"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10"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22"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23"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32"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33"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34"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35"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36"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37"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38"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39"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40"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41"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42"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43"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144"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145"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146"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14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148"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14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150" style:family="paragraph" style:parent-style-name="Standard">
      <style:text-properties officeooo:paragraph-rsid="00620a83"/>
    </style:style>
    <style:style style:name="P151" style:family="paragraph" style:parent-style-name="Standard">
      <style:text-properties officeooo:paragraph-rsid="00637e97"/>
    </style:style>
    <style:style style:name="P152" style:family="paragraph" style:parent-style-name="Standard">
      <style:text-properties officeooo:paragraph-rsid="006990a2"/>
    </style:style>
    <style:style style:name="P153" style:family="paragraph" style:parent-style-name="Standard">
      <style:text-properties officeooo:paragraph-rsid="0071b63a"/>
    </style:style>
    <style:style style:name="P154" style:family="paragraph" style:parent-style-name="Standard">
      <style:text-properties officeooo:paragraph-rsid="0073330d"/>
    </style:style>
    <style:style style:name="P155" style:family="paragraph" style:parent-style-name="Standard">
      <style:text-properties officeooo:rsid="0074076e" officeooo:paragraph-rsid="0074076e"/>
    </style:style>
    <style:style style:name="P156" style:family="paragraph" style:parent-style-name="Standard">
      <style:text-properties officeooo:paragraph-rsid="0075cfd3"/>
    </style:style>
    <style:style style:name="P157" style:family="paragraph" style:parent-style-name="Standard">
      <style:text-properties officeooo:paragraph-rsid="00826aab"/>
    </style:style>
    <style:style style:name="P158" style:family="paragraph" style:parent-style-name="Standard">
      <style:text-properties officeooo:paragraph-rsid="009f612d"/>
    </style:style>
    <style:style style:name="P159" style:family="paragraph" style:parent-style-name="Standard">
      <style:text-properties officeooo:paragraph-rsid="00a5888a"/>
    </style:style>
    <style:style style:name="P160" style:family="paragraph" style:parent-style-name="Standard">
      <style:text-properties officeooo:paragraph-rsid="00b8a329"/>
    </style:style>
    <style:style style:name="P161" style:family="paragraph" style:parent-style-name="Table_20_Contents">
      <style:text-properties style:font-name="Liberation Sans" fo:font-size="12pt" officeooo:rsid="00933308" officeooo:paragraph-rsid="00933308" style:font-size-asian="12pt" style:font-size-complex="12pt"/>
    </style:style>
    <style:style style:name="P16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163"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164"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6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16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16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168"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169"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170"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171"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172"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73"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c02c17" officeooo:paragraph-rsid="00a7fc00"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c02c17" officeooo:paragraph-rsid="00ca03a4"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88"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9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94"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195"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196"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197"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198"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00"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01" style:family="paragraph" style:parent-style-name="Standard">
      <style:text-properties style:font-name="Liberation Sans" fo:font-weight="normal" officeooo:rsid="001ac845" officeooo:paragraph-rsid="00c7fa13" style:font-weight-asian="normal" style:font-weight-complex="normal"/>
    </style:style>
    <style:style style:name="P202" style:family="paragraph" style:parent-style-name="Standard">
      <style:text-properties style:font-name="Liberation Sans" fo:font-weight="normal" officeooo:rsid="001d62ab" officeooo:paragraph-rsid="00c7fa13" style:font-weight-asian="normal" style:font-weight-complex="normal"/>
    </style:style>
    <style:style style:name="P203" style:family="paragraph" style:parent-style-name="Standard">
      <style:text-properties style:font-name="Liberation Sans" fo:font-weight="normal" officeooo:rsid="001c66c4" officeooo:paragraph-rsid="00c7fa13" style:font-weight-asian="normal" style:font-weight-complex="normal"/>
    </style:style>
    <style:style style:name="P204" style:family="paragraph" style:parent-style-name="Standard">
      <style:text-properties style:font-name="Liberation Sans" fo:font-weight="normal" officeooo:rsid="0032acaa" officeooo:paragraph-rsid="00c7fa13" style:font-weight-asian="normal" style:font-weight-complex="normal"/>
    </style:style>
    <style:style style:name="P205" style:family="paragraph" style:parent-style-name="Standard">
      <style:text-properties style:font-name="Liberation Sans" fo:font-size="18pt" fo:font-weight="bold" officeooo:rsid="001ac845" officeooo:paragraph-rsid="00c7fa13" style:font-size-asian="18pt" style:font-weight-asian="bold" style:font-size-complex="18pt" style:font-weight-complex="bold"/>
    </style:style>
    <style:style style:name="P206" style:family="paragraph" style:parent-style-name="Standard">
      <style:text-properties style:font-name="Liberation Sans" fo:font-weight="bold" officeooo:rsid="001e17df" officeooo:paragraph-rsid="001e17df" style:font-weight-asian="bold" style:font-weight-complex="bold"/>
    </style:style>
    <style:style style:name="P207" style:family="paragraph" style:parent-style-name="Standard">
      <style:text-properties style:font-name="Liberation Sans" fo:font-weight="bold" officeooo:rsid="001e17df" officeooo:paragraph-rsid="00c7fa13" style:font-weight-asian="bold" style:font-weight-complex="bold"/>
    </style:style>
    <style:style style:name="P208" style:family="paragraph" style:parent-style-name="Standard">
      <style:text-properties style:font-name="Liberation Sans" fo:font-weight="bold" officeooo:rsid="0032acaa" officeooo:paragraph-rsid="00c7fa13" style:font-weight-asian="bold" style:font-weight-complex="bold"/>
    </style:style>
    <style:style style:name="P20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1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1"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21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213" style:family="paragraph" style:parent-style-name="Standard">
      <style:text-properties style:text-underline-style="solid" style:text-underline-width="auto" style:text-underline-color="font-color" officeooo:rsid="0031a90b" officeooo:paragraph-rsid="0031a90b"/>
    </style:style>
    <style:style style:name="P214" style:family="paragraph" style:parent-style-name="Standard">
      <style:text-properties officeooo:paragraph-rsid="00c7fa13"/>
    </style:style>
    <style:style style:name="P215" style:family="paragraph" style:parent-style-name="Standard">
      <style:text-properties officeooo:paragraph-rsid="00ca03a4"/>
    </style:style>
    <style:style style:name="P216" style:family="paragraph" style:parent-style-name="Standard">
      <style:text-properties style:font-name="Liberation Sans" fo:font-size="12pt" officeooo:paragraph-rsid="00cdd01d" style:font-size-asian="12pt" style:font-size-complex="12pt"/>
    </style:style>
    <style:style style:name="P217" style:family="paragraph" style:parent-style-name="Standard">
      <style:text-properties style:font-name="Liberation Sans" fo:font-size="12pt" officeooo:paragraph-rsid="00cf98e0" style:font-size-asian="12pt" style:font-size-complex="12pt"/>
    </style:style>
    <style:style style:name="P218" style:family="paragraph" style:parent-style-name="Standard">
      <style:text-properties style:font-name="Liberation Sans" fo:font-size="12pt" officeooo:paragraph-rsid="00d3dbc7" style:font-size-asian="12pt" style:font-size-complex="12pt"/>
    </style:style>
    <style:style style:name="P219"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220"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221"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222" style:family="paragraph" style:parent-style-name="Standard" style:list-style-name="L4"/>
    <style:style style:name="P223" style:family="paragraph" style:parent-style-name="Standard" style:list-style-name="L4">
      <style:text-properties officeooo:paragraph-rsid="00d2697f"/>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0" style:family="text">
      <style:text-properties style:font-name="Liberation Sans" fo:font-size="12pt" style:text-underline-style="none" officeooo:rsid="0049d062" style:font-size-asian="12pt" style:font-size-complex="12pt"/>
    </style:style>
    <style:style style:name="T41" style:family="text">
      <style:text-properties style:font-name="Liberation Sans" fo:font-size="18pt" style:text-underline-style="none" fo:font-weight="bold" officeooo:rsid="003901cd" style:font-size-asian="18pt" style:font-weight-asian="bold" style:font-size-complex="18pt" style:font-weight-complex="bold"/>
    </style:style>
    <style:style style:name="T42" style:family="text">
      <style:text-properties officeooo:rsid="001ea6f0"/>
    </style:style>
    <style:style style:name="T43" style:family="text">
      <style:text-properties style:text-underline-style="none"/>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bold" officeooo:rsid="002114fd" style:font-weight-asian="bold" style:font-weight-complex="bold"/>
    </style:style>
    <style:style style:name="T46" style:family="text">
      <style:text-properties style:text-underline-style="none" officeooo:rsid="002114fd"/>
    </style:style>
    <style:style style:name="T47" style:family="text">
      <style:text-properties style:text-underline-style="none" officeooo:rsid="003072e7"/>
    </style:style>
    <style:style style:name="T48" style:family="text">
      <style:text-properties style:text-underline-style="none" fo:font-weight="normal" style:font-weight-asian="normal" style:font-weight-complex="normal"/>
    </style:style>
    <style:style style:name="T49" style:family="text">
      <style:text-properties style:text-underline-style="none" officeooo:rsid="00335f7e"/>
    </style:style>
    <style:style style:name="T50" style:family="text">
      <style:text-properties style:text-underline-style="none" officeooo:rsid="005bd2ac"/>
    </style:style>
    <style:style style:name="T51" style:family="text">
      <style:text-properties style:text-underline-style="none" officeooo:rsid="005ed3ce"/>
    </style:style>
    <style:style style:name="T52" style:family="text">
      <style:text-properties style:text-underline-style="none" officeooo:rsid="006feb67"/>
    </style:style>
    <style:style style:name="T53" style:family="text">
      <style:text-properties style:text-underline-style="none" officeooo:rsid="00a781aa"/>
    </style:style>
    <style:style style:name="T54" style:family="text">
      <style:text-properties officeooo:rsid="002759ac"/>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solid" style:text-underline-width="auto" style:text-underline-color="font-color" fo:font-weight="normal" officeooo:rsid="0033e18c" style:font-weight-asian="normal" style:font-weight-complex="normal"/>
    </style:style>
    <style:style style:name="T58" style:family="text">
      <style:text-properties style:text-underline-style="solid" style:text-underline-width="auto" style:text-underline-color="font-color" fo:font-weight="normal" officeooo:rsid="003b6a07" style:font-weight-asian="normal" style:font-weight-complex="normal"/>
    </style:style>
    <style:style style:name="T59" style:family="text">
      <style:text-properties style:text-underline-style="solid" style:text-underline-width="auto" style:text-underline-color="font-color" officeooo:rsid="0033e18c"/>
    </style:style>
    <style:style style:name="T60" style:family="text">
      <style:text-properties fo:font-weight="normal" style:font-weight-asian="normal" style:font-weight-complex="normal"/>
    </style:style>
    <style:style style:name="T61" style:family="text">
      <style:text-properties officeooo:rsid="003b6a07"/>
    </style:style>
    <style:style style:name="T62" style:family="text">
      <style:text-properties officeooo:rsid="00430feb"/>
    </style:style>
    <style:style style:name="T63" style:family="text">
      <style:text-properties fo:font-style="normal" style:text-underline-style="none" style:font-style-asian="normal" style:font-style-complex="normal"/>
    </style:style>
    <style:style style:name="T64" style:family="text">
      <style:text-properties fo:font-style="normal" fo:font-weight="normal"/>
    </style:style>
    <style:style style:name="T65"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66"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67" style:family="text">
      <style:text-properties fo:font-variant="normal" fo:text-transform="none" style:font-name="Liberation Sans" fo:font-size="12pt" fo:letter-spacing="normal" style:text-underline-style="none" officeooo:rsid="0049d062" style:font-size-asian="12pt" style:font-size-complex="12pt"/>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72" style:family="text">
      <style:text-properties fo:font-variant="normal" fo:text-transform="none" fo:color="#000000" style:font-name="Liberation Sans" fo:letter-spacing="normal"/>
    </style:style>
    <style:style style:name="T73" style:family="text">
      <style:text-properties fo:font-variant="normal" fo:text-transform="none" fo:color="#000000" style:font-name="Liberation Sans" fo:letter-spacing="normal" fo:font-style="normal"/>
    </style:style>
    <style:style style:name="T74" style:family="text">
      <style:text-properties fo:font-variant="normal" fo:text-transform="none" fo:color="#000000" style:font-name="Liberation Sans" fo:letter-spacing="normal" fo:font-style="normal" fo:font-weight="normal"/>
    </style:style>
    <style:style style:name="T75" style:family="text">
      <style:text-properties fo:font-variant="normal" fo:text-transform="none" fo:color="#000000" style:font-name="Liberation Sans" fo:letter-spacing="normal" fo:font-style="normal" fo:background-color="#ffffff" loext:char-shading-value="0" loext:padding="0in" loext:border="none"/>
    </style:style>
    <style:style style:name="T76" style:family="text">
      <style:text-properties fo:font-variant="normal" fo:text-transform="none" fo:color="#000000" style:font-name="Liberation Sans" fo:letter-spacing="normal" fo:font-style="normal" officeooo:rsid="00c6708c"/>
    </style:style>
    <style:style style:name="T77" style:family="text">
      <style:text-properties fo:font-variant="normal" fo:text-transform="none" fo:color="#000000" style:font-name="Verdana" fo:font-size="11.25pt" fo:letter-spacing="normal" fo:font-style="normal"/>
    </style:style>
    <style:style style:name="T78" style:family="text">
      <style:text-properties fo:font-variant="normal" fo:text-transform="none" fo:color="#000000" style:font-name="Verdana" fo:font-size="11.25pt" fo:letter-spacing="normal" fo:font-style="normal" fo:font-weight="bold" style:font-weight-asian="bold" style:font-weight-complex="bold"/>
    </style:style>
    <style:style style:name="T79" style:family="text">
      <style:text-properties fo:font-variant="normal" fo:text-transform="none" fo:color="#0069ff" style:font-name="Consolas" fo:font-size="9.75pt" fo:letter-spacing="normal" fo:font-style="normal" fo:font-weight="normal" loext:padding="0in" loext:border="none"/>
    </style:style>
    <style:style style:name="T80" style:family="text">
      <style:text-properties fo:font-variant="normal" fo:text-transform="none" fo:color="#0069ff" style:font-name="Consolas" fo:font-size="9.75pt" fo:letter-spacing="normal" fo:font-style="normal" loext:padding="0in" loext:border="none"/>
    </style:style>
    <style:style style:name="T81" style:family="text">
      <style:text-properties fo:font-variant="normal" fo:text-transform="none" fo:color="#545454" style:font-name="Consolas" fo:font-size="9.75pt" fo:letter-spacing="normal" fo:font-style="normal" fo:font-weight="normal" loext:padding="0in" loext:border="none"/>
    </style:style>
    <style:style style:name="T82" style:family="text">
      <style:text-properties fo:font-variant="normal" fo:text-transform="none" fo:color="#545454" style:font-name="Consolas" fo:font-size="9.75pt" fo:letter-spacing="normal" fo:font-style="normal" loext:padding="0in" loext:border="none"/>
    </style:style>
    <style:style style:name="T83" style:family="text">
      <style:text-properties fo:font-variant="normal" fo:text-transform="none" fo:color="#545454" fo:letter-spacing="normal" loext:padding="0in" loext:border="none"/>
    </style:style>
    <style:style style:name="T84" style:family="text">
      <style:text-properties fo:font-variant="normal" fo:text-transform="none" fo:color="#e0276a" style:font-name="Consolas" fo:font-size="9.75pt" fo:letter-spacing="normal" fo:font-style="normal" loext:padding="0in" loext:border="none"/>
    </style:style>
    <style:style style:name="T85" style:family="text">
      <style:text-properties fo:font-variant="normal" fo:text-transform="none" fo:color="#666a71" style:font-name="Consolas" fo:font-size="9.75pt" fo:letter-spacing="normal" fo:font-style="normal" fo:font-weight="normal" loext:padding="0in" loext:border="none"/>
    </style:style>
    <style:style style:name="T86" style:family="text">
      <style:text-properties fo:font-variant="normal" fo:text-transform="none" fo:color="#666a71" style:font-name="Consolas" fo:font-size="9.75pt" fo:letter-spacing="normal" fo:font-style="normal" loext:padding="0in" loext:border="none"/>
    </style:style>
    <style:style style:name="T87" style:family="text">
      <style:text-properties fo:font-variant="normal" fo:text-transform="none" fo:color="#225196" style:font-name="Consolas" fo:font-size="9.75pt" fo:letter-spacing="normal" fo:font-style="normal" fo:font-weight="normal" loext:padding="0in" loext:border="none"/>
    </style:style>
    <style:style style:name="T88" style:family="text">
      <style:text-properties fo:font-variant="normal" fo:text-transform="none" fo:color="#08966b" style:font-name="Consolas" fo:font-size="9.75pt" fo:letter-spacing="normal" fo:font-style="normal" fo:font-weight="normal" loext:padding="0in" loext:border="none"/>
    </style:style>
    <style:style style:name="T89" style:family="text">
      <style:text-properties fo:font-variant="normal" fo:text-transform="none" fo:color="#008000" fo:letter-spacing="normal" fo:font-style="normal"/>
    </style:style>
    <style:style style:name="T90" style:family="text">
      <style:text-properties fo:font-variant="normal" fo:text-transform="none" fo:color="#008000" fo:letter-spacing="normal" fo:font-style="normal" fo:font-weight="normal"/>
    </style:style>
    <style:style style:name="T91" style:family="text">
      <style:text-properties fo:font-variant="normal" fo:text-transform="none" fo:color="#ba2121" fo:letter-spacing="normal" fo:font-style="normal"/>
    </style:style>
    <style:style style:name="T92" style:family="text">
      <style:text-properties fo:font-variant="normal" fo:text-transform="none" fo:color="#ba2121" fo:letter-spacing="normal" fo:font-style="normal" fo:font-weight="normal"/>
    </style:style>
    <style:style style:name="T93" style:family="text">
      <style:text-properties fo:font-variant="normal" fo:text-transform="none" fo:color="#666666" fo:letter-spacing="normal" fo:font-style="normal"/>
    </style:style>
    <style:style style:name="T94" style:family="text">
      <style:text-properties fo:font-variant="normal" fo:text-transform="none" fo:color="#666666" fo:letter-spacing="normal" fo:font-style="normal" fo:font-weight="normal"/>
    </style:style>
    <style:style style:name="T95" style:family="text">
      <style:text-properties fo:font-variant="normal" fo:text-transform="none" fo:letter-spacing="normal"/>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officeooo:rsid="00cf98e0"/>
    </style:style>
    <style:style style:name="T99" style:family="text">
      <style:text-properties fo:font-variant="normal" fo:text-transform="none" fo:letter-spacing="normal" fo:font-style="normal" fo:font-weight="bold" style:font-weight-asian="bold" style:font-weight-complex="bold"/>
    </style:style>
    <style:style style:name="T100" style:family="text">
      <style:text-properties fo:font-variant="normal" fo:text-transform="none" fo:color="#3c3c3b" fo:letter-spacing="normal" fo:font-style="normal" fo:font-weight="normal"/>
    </style:style>
    <style:style style:name="T101" style:family="text">
      <style:text-properties fo:font-variant="normal" fo:text-transform="none" fo:color="#424242" style:font-name="apple-system" fo:letter-spacing="normal" fo:font-style="normal"/>
    </style:style>
    <style:style style:name="T102" style:family="text">
      <style:text-properties fo:font-variant="normal" fo:text-transform="none" fo:color="#424242" fo:letter-spacing="normal" fo:font-style="normal"/>
    </style:style>
    <style:style style:name="T103" style:family="text">
      <style:text-properties fo:font-variant="normal" fo:text-transform="none" fo:color="#212529" style:font-name="apple-system1" fo:font-size="12.75pt" fo:letter-spacing="normal" fo:font-style="normal"/>
    </style:style>
    <style:style style:name="T104" style:family="text">
      <style:text-properties fo:font-variant="normal" fo:text-transform="none" fo:color="#212529" fo:letter-spacing="normal"/>
    </style:style>
    <style:style style:name="T105" style:family="text">
      <style:text-properties fo:font-variant="normal" fo:text-transform="none" fo:color="#212529" fo:letter-spacing="normal" fo:font-style="normal"/>
    </style:style>
    <style:style style:name="T106" style:family="text">
      <style:text-properties fo:font-variant="normal" fo:text-transform="none" fo:color="#212529" fo:font-size="12.75pt" fo:letter-spacing="normal" fo:font-style="normal"/>
    </style:style>
    <style:style style:name="T107" style:family="text">
      <style:text-properties fo:font-variant="normal" fo:text-transform="none" fo:color="#0b5ba4" style:text-line-through-style="none" style:text-line-through-type="none" style:font-name="apple-system1" fo:font-size="12.75pt"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08" style:family="text">
      <style:text-properties fo:font-variant="normal" fo:text-transform="none" fo:color="#0b5ba4" style:text-line-through-style="none" style:text-line-through-type="none" fo:font-size="12.75pt"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09"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10"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11"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12"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13"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14"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15"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16"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17"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18"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19"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20"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21"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22"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23"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24"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25"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26"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27"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28"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29"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30"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31"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32"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33"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34"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35"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36"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37"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38"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39"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40"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41"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42"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43"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44"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45"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46"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47" style:family="text">
      <style:text-properties style:text-position="0% 100%" style:font-name="Liberation Sans" fo:font-size="12pt" fo:font-weight="normal" style:font-size-asian="12pt" style:font-weight-asian="normal" style:font-size-complex="12pt" style:font-weight-complex="normal"/>
    </style:style>
    <style:style style:name="T148"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49"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50"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51"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52"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53" style:family="text">
      <style:text-properties style:text-position="0% 100%" style:text-underline-style="none" fo:font-weight="normal" officeooo:rsid="00b0386a" style:font-weight-asian="normal" style:font-weight-complex="normal"/>
    </style:style>
    <style:style style:name="T154" style:family="text">
      <style:text-properties style:text-position="0% 100%" style:text-underline-style="none" fo:font-weight="normal" officeooo:rsid="00cdd01d" style:font-weight-asian="normal" style:font-weight-complex="normal"/>
    </style:style>
    <style:style style:name="T155" style:family="text">
      <style:text-properties style:text-position="0% 100%" style:text-underline-style="none" fo:font-weight="bold" officeooo:rsid="00cdd01d" style:font-weight-asian="bold" style:font-weight-complex="bold"/>
    </style:style>
    <style:style style:name="T156" style:family="text">
      <style:text-properties officeooo:rsid="00677c96"/>
    </style:style>
    <style:style style:name="T157" style:family="text">
      <style:text-properties officeooo:rsid="0068d1dd"/>
    </style:style>
    <style:style style:name="T158" style:family="text">
      <style:text-properties officeooo:rsid="008c3c99"/>
    </style:style>
    <style:style style:name="T159" style:family="text">
      <style:text-properties officeooo:rsid="008fe072"/>
    </style:style>
    <style:style style:name="T160" style:family="text">
      <style:text-properties officeooo:rsid="00933308"/>
    </style:style>
    <style:style style:name="T161" style:family="text">
      <style:text-properties officeooo:rsid="0097b996"/>
    </style:style>
    <style:style style:name="T162" style:family="text">
      <style:text-properties officeooo:rsid="009f612d"/>
    </style:style>
    <style:style style:name="T163" style:family="text">
      <style:text-properties fo:font-size="18pt" style:text-underline-style="none" style:font-size-asian="18pt" style:font-size-complex="18pt"/>
    </style:style>
    <style:style style:name="T164" style:family="text">
      <style:text-properties fo:font-size="18pt" style:font-size-asian="18pt" style:font-size-complex="18pt"/>
    </style:style>
    <style:style style:name="T165" style:family="text">
      <style:text-properties fo:font-size="18pt" officeooo:rsid="00c7fa13" style:font-size-asian="18pt" style:font-size-complex="18pt"/>
    </style:style>
    <style:style style:name="T166" style:family="text">
      <style:text-properties fo:font-size="18pt" officeooo:rsid="0032acaa" style:font-size-asian="18pt" style:font-size-complex="18pt"/>
    </style:style>
    <style:style style:name="T167" style:family="text">
      <style:text-properties officeooo:rsid="00b6adb0"/>
    </style:style>
    <style:style style:name="T168" style:family="text">
      <style:text-properties officeooo:rsid="00c208e0"/>
    </style:style>
    <style:style style:name="T169" style:family="text">
      <style:text-properties fo:color="#008000"/>
    </style:style>
    <style:style style:name="T170" style:family="text">
      <style:text-properties fo:color="#008000" fo:font-weight="bold"/>
    </style:style>
    <style:style style:name="T171" style:family="text">
      <style:text-properties fo:color="#ba2121"/>
    </style:style>
    <style:style style:name="T172" style:family="text">
      <style:text-properties fo:color="#666666"/>
    </style:style>
    <style:style style:name="T173" style:family="text">
      <style:text-properties fo:color="#666666" fo:font-style="normal" fo:font-weight="normal"/>
    </style:style>
    <style:style style:name="T174" style:family="text">
      <style:text-properties fo:color="#aa22ff" fo:font-weight="bold"/>
    </style:style>
    <style:style style:name="T175" style:family="text">
      <style:text-properties officeooo:rsid="00c6708c"/>
    </style:style>
    <style:style style:name="T176" style:family="text">
      <style:text-properties officeooo:rsid="00c7fa13"/>
    </style:style>
    <style:style style:name="T177" style:family="text">
      <style:text-properties fo:letter-spacing="normal" fo:font-weight="normal"/>
    </style:style>
    <style:style style:name="T178" style:family="text">
      <style:text-properties officeooo:rsid="00cb93fa"/>
    </style:style>
    <style:style style:name="T179" style:family="text">
      <style:text-properties officeooo:rsid="00cf98e0"/>
    </style:style>
    <style:style style:name="T180" style:family="text">
      <style:text-properties officeooo:rsid="00d2697f"/>
    </style:style>
    <style:style style:name="T181" style:family="text">
      <style:text-properties officeooo:rsid="00d2e8b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text:span text:style-name="T164">GIT</text:span></text:p>
      <text:p text:style-name="P1"><text:span text:style-name="T54">Distributed, decentralized, v</text:span>ersion control system. <text:span text:style-name="T54">Many developers can work on a project without being on the same network. Know who made what changes and when. Revert back at any time. Local and remote repositories.</text:span></text:p>
      <text:p text:style-name="P1"/>
      <text:p text:style-name="P1">Configure name and email <text:span text:style-name="T42">(not to login, but to track who made what changes)</text:span></text:p>
      <text:p text:style-name="P1"><text:tab/>git config --global user.name “Aleksander Berg-Jones"</text:p>
      <text:p text:style-name="P1"><text:tab/>git config --global user.email "<text:a xlink:type="simple" xlink:href="mailto:bergjones@gmail.com" text:style-name="Internet_20_link" text:visited-style-name="Visited_20_Internet_20_Link">bergjones@gmail.com</text:a>"</text:p>
      <text:p text:style-name="P1"/>
      <text:p text:style-name="P2">Git and github are separate tools. </text:p>
      <text:p text:style-name="P2"/>
      <text:p text:style-name="P3">Initialize repository<text:span text:style-name="T43"> = </text:span><text:span text:style-name="T44">git init</text:span></text:p>
      <text:p text:style-name="P4">Quickly add a file with gitbash<text:span text:style-name="T43"> = </text:span><text:span text:style-name="T44">touch index.html</text:span></text:p>
      <text:p text:style-name="P3">Status<text:span text:style-name="T43"> = </text:span><text:span text:style-name="T44">git status</text:span></text:p>
      <text:p text:style-name="P4">Add file<text:span text:style-name="T43"> = </text:span><text:span text:style-name="T44">git add index.html</text:span></text:p>
      <text:p text:style-name="P14"/>
      <text:p text:style-name="P3"><text:span text:style-name="T43"><text:tab/></text:span><text:span text:style-name="T46">try </text:span><text:span text:style-name="T45">git status</text:span><text:span text:style-name="T46"> again… (says changes to be committed)</text:span></text:p>
      <text:p text:style-name="P6">Remove file<text:span text:style-name="T43"> = </text:span><text:span text:style-name="T44">git rm --cached &lt;file&gt;</text:span></text:p>
      <text:p text:style-name="P4">Commit file<text:span text:style-name="T43"> = </text:span><text:span text:style-name="T44">git commit -m “commit message”</text:span></text:p>
      <text:p text:style-name="P54"><text:span text:style-name="T16"><text:tab/>try </text:span><text:span text:style-name="T25">git status</text:span><text:span text:style-name="T16"> again… (says </text:span><text:span text:style-name="T17">nothing to commit, working tree clean</text:span><text:span text:style-name="T16">)</text:span></text:p>
      <text:p text:style-name="P55"><text:span text:style-name="T9">H</text:span><text:span text:style-name="T8">istory of commits</text:span><text:span text:style-name="T15"> = </text:span><text:span text:style-name="T23">git log </text:span><text:span text:style-name="T32">&lt;# of commits to show&gt;</text:span></text:p>
      <text:p text:style-name="P15"/>
      <text:p text:style-name="P61"><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56"><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5"/>
      <text:p text:style-name="P57"><text:span text:style-name="T36">B</text:span><text:span text:style-name="T7">ranches</text:span><text:span text:style-name="T14"> = </text:span><text:span text:style-name="T23">git branch</text:span><text:span text:style-name="T14"> (list available branches)</text:span></text:p>
      <text:p text:style-name="P58"><text:span text:style-name="T36">Create a new branch</text:span><text:span text:style-name="T33"> = </text:span><text:span text:style-name="T26">git branch NEWBRANCHNAME</text:span></text:p>
      <text:p text:style-name="P57"><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16"/>
      <text:p text:style-name="P59"><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17"/>
      <text:p text:style-name="P60"><text:span text:style-name="T7">Push to remote repo (github)</text:span><text:span text:style-name="T14"> = </text:span><text:span text:style-name="T23">git push </text:span><text:span text:style-name="T34">(will have to add git username/password)</text:span></text:p>
      <text:p text:style-name="P68"><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24"/>
      <text:p text:style-name="P7">Ignore files<text:span text:style-name="T43"> = </text:span><text:span text:style-name="T44">touch .gitignore</text:span><text:span text:style-name="T43"> </text:span></text:p>
      <text:p text:style-name="P7"><text:span text:style-name="T43"><text:tab/></text:span><text:span text:style-name="T47">to ignore a single file add &lt;file&gt; to .gitignore</text:span></text:p>
      <text:p text:style-name="P18"><text:tab/>to ignore a directory add &lt;/DIRECTORY&gt; to .gitignore</text:p>
      <text:p text:style-name="P18"/>
      <text:p text:style-name="P62"><text:span text:style-name="T10">C</text:span><text:span text:style-name="T8">reate remote repo</text:span><text:span text:style-name="T15"> = </text:span><text:span text:style-name="T23">git remote add origin &lt;URLFROMGITHUB&gt;</text:span></text:p>
      <text:p text:style-name="P62"><text:span text:style-name="T15"><text:tab/>then </text:span><text:span text:style-name="T23">git push -u origin master</text:span></text:p>
      <text:p text:style-name="P26"/>
      <text:p text:style-name="P207"><text:span text:style-name="T165">TERMINAL / </text:span><text:span text:style-name="T166">COMMAND PROMPT</text:span></text:p>
      <text:p text:style-name="P214"><text:span text:style-name="T13">G</text:span><text:span text:style-name="T12">o to a directory </text:span><text:span text:style-name="T22">= </text:span><text:span text:style-name="T31">cd</text:span></text:p>
      <text:p text:style-name="P208"><text:span text:style-name="T57">G</text:span><text:span text:style-name="T56">o back a directory</text:span><text:span text:style-name="T48"> = </text:span><text:span text:style-name="T43">cd</text:span>..</text:p>
      <text:p text:style-name="P204"><text:span text:style-name="T59">P</text:span><text:span text:style-name="T55">rint current directory</text:span> = <text:span text:style-name="T44">pwd </text:span><text:span text:style-name="T49">(present working directory)</text:span></text:p>
      <text:p text:style-name="P210">List files in dir<text:span text:style-name="T43"> = </text:span><text:span text:style-name="T44">ls</text:span><text:span text:style-name="T43"> with timestamps and file permissions </text:span><text:span text:style-name="T44">ls -l</text:span></text:p>
      <text:p text:style-name="P210">Make a dir<text:span text:style-name="T43"> = </text:span><text:span text:style-name="T44">mkdir &lt;dirname&gt;</text:span></text:p>
      <text:p text:style-name="P210">Remove a file<text:span text:style-name="T43"> = rm &lt;filename&gt;</text:span></text:p>
      <text:p text:style-name="P210">Remove a directory and all its contents <text:span text:style-name="T43">= rm -r &lt;dir&gt;</text:span></text:p>
      <text:p text:style-name="P209">Copy a file<text:span text:style-name="T43"> = </text:span><text:span text:style-name="T44">cp &lt;file&gt; &lt;duplicate&gt;</text:span></text:p>
      <text:p text:style-name="P209">Move / rename a file<text:span text:style-name="T43"> = </text:span><text:span text:style-name="T44">mv &lt;file&gt; &lt;fileNewLocOrNewName&gt;</text:span></text:p>
      <text:p text:style-name="P209">TAB file name autocompletion</text:p>
      <text:p text:style-name="P26"/>
      <text:p text:style-name="P26"/>
      <text:p text:style-name="P26"/>
      <text:p text:style-name="P26"><text:soft-page-break/></text:p>
      <text:p text:style-name="P62"><text:span text:style-name="T41">Python</text:span></text:p>
      <text:p text:style-name="P27"><draw:frame draw:style-name="fr3"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5"><text:span text:style-name="T58">F</text:span><text:span text:style-name="T56">or loop </text:span><text:span text:style-name="T60">= </text:span>for iter in iterable:</text:p>
      <text:p text:style-name="P25"><text:tab/><text:tab/>body</text:p>
      <text:p text:style-name="P25"/>
      <text:p text:style-name="P8"><text:span text:style-name="T61">I</text:span>ndex based for loop<text:span text:style-name="T43"> = </text:span><text:span text:style-name="T44">for j in range(len(data)):</text:span></text:p>
      <text:p text:style-name="P28"><text:tab/><text:tab/><text:tab/><text:tab/>use j</text:p>
      <text:p text:style-name="P28"/>
      <text:p text:style-name="P9"><text:span text:style-name="T61">D</text:span>efault parameters for a function<text:span text:style-name="T43"> = </text:span><text:span text:style-name="T44">def foo(a, b=15, c=27)</text:span><text:span text:style-name="T43">….can override with differing values</text:span></text:p>
      <text:p text:style-name="P21"/>
      <text:p text:style-name="P10">Files<text:span text:style-name="T43"> = </text:span><text:span text:style-name="T44">fp = open(‘sample.txt’)</text:span><text:span text:style-name="T43"> <text:s/>(default second param ‘r’ for reading, ‘w’ for writing)</text:span></text:p>
      <text:p text:style-name="P10">Read from file<text:span text:style-name="T43"> = </text:span><text:span text:style-name="T44">fp.read(‘k)</text:span></text:p>
      <text:p text:style-name="P10">Writing to a file<text:span text:style-name="T43"> = </text:span><text:span text:style-name="T44">fp = open(‘results.txt’, ‘w’)</text:span></text:p>
      <text:p text:style-name="P10"><text:span text:style-name="T43"><text:tab/><text:tab/></text:span><text:span text:style-name="T44">fp.write(‘Hello World. \n’)</text:span></text:p>
      <text:p text:style-name="P22"/>
      <text:p text:style-name="P22"/>
      <text:p text:style-name="P13">Delimiter<text:span text:style-name="T43"> = [, ], / , , . , etc </text:span></text:p>
      <text:p text:style-name="P22"/>
      <text:p text:style-name="P22"><text:soft-page-break/></text:p>
      <text:p text:style-name="P22"/>
      <text:p text:style-name="P22"/>
      <text:p text:style-name="P22"/>
      <text:p text:style-name="P29">Exceptions</text:p>
      <text:p text:style-name="P22"/>
      <text:p text:style-name="P22"><draw:frame draw:style-name="fr3"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2"/>
      <text:p text:style-name="P22"/>
      <text:p text:style-name="P22"/>
      <text:p text:style-name="P22"/>
      <text:p text:style-name="P22"/>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0"/>
      <text:p text:style-name="P11">Raising an exception<text:span text:style-name="T43"> = </text:span><text:span text:style-name="T44">raise ValueError(‘x cannot be negative’)</text:span></text:p>
      <text:p text:style-name="P29"><text:tab/>raise TypeError(‘x must be numeric’)</text:p>
      <text:p text:style-name="P29"/>
      <text:p text:style-name="P19"><draw:frame draw:style-name="fr3"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Exception Handling<text:span text:style-name="T43"> = is especially useful when working with user input or reading from / writing to files because these interactions can be unpredictable. Example: IOError when unable to open file.</text:span></text:p>
      <text:p text:style-name="P19"><text:tab/><text:tab/><text:tab/><text:tab/><text:tab/><text:tab/><text:tab/><text:tab/><text:tab/><text:tab/></text:p>
      <text:p text:style-name="P30">try:</text:p>
      <text:p text:style-name="P41"><text:tab/>ratio = x / y</text:p>
      <text:p text:style-name="P41">except ZeroDivisionError:</text:p>
      <text:p text:style-name="P41"><text:tab/>... do something else …</text:p>
      <text:p text:style-name="P41"/>
      <text:p text:style-name="P43">except IOError as e:</text:p>
      <text:p text:style-name="P41"/>
      <text:p text:style-name="P42">except(ValueError, EOFError<text:span text:style-name="T62">)</text:span>:</text:p>
      <text:p text:style-name="P41"/>
      <text:p text:style-name="P34">In this structure, the “try” block</text:p>
      <text:p text:style-name="P34"/>
      <text:p text:style-name="P44"/>
      <text:p text:style-name="P44"/>
      <text:p text:style-name="P44"/>
      <text:p text:style-name="P44"/>
      <text:p text:style-name="P44"/>
      <text:p text:style-name="P44"><text:soft-page-break/></text:p>
      <text:p text:style-name="P44"/>
      <text:p text:style-name="P44"/>
      <text:p text:style-name="P44"/>
      <text:p text:style-name="P44"/>
      <text:p text:style-name="P44">comprehension syntax</text:p>
      <text:p text:style-name="P44"/>
      <text:p text:style-name="P44"><draw:frame draw:style-name="fr3" draw:name="Image5" text:anchor-type="char" svg:x="0.1307in" svg:y="0in" svg:width="6.4063in" svg:height="7.8228in" draw:z-index="3"><draw:image xlink:href="Pictures/1000000000000267000002EF4E4DE605C8E5F2D7.jpg" xlink:type="simple" xlink:show="embed" xlink:actuate="onLoad" loext:mime-type="image/jpeg"/></draw:frame></text:p>
      <text:p text:style-name="P44"/>
      <text:p text:style-name="P44"/>
      <text:p text:style-name="P44"/>
      <text:p text:style-name="P44"/>
      <text:p text:style-name="P44"/>
      <text:p text:style-name="P3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5">To start an application<text:span text:style-name="T43"> =</text:span></text:p>
      <text:p text:style-name="P31">if __name__ == “__main__”:</text:p>
      <text:p text:style-name="P31"><text:tab/>import sys</text:p>
      <text:p text:style-name="P31"><text:tab/>main()</text:p>
      <text:p text:style-name="P31"><text:tab/>sys.exit()</text:p>
      <text:p text:style-name="P31"><text:tab/>OR</text:p>
      <text:p text:style-name="P31"><text:tab/>sys.exit(main())</text:p>
      <text:p text:style-name="P31"/>
      <text:p text:style-name="P31"><text:soft-page-break/></text:p>
      <text:p text:style-name="P31"/>
      <text:p text:style-name="P31"/>
      <text:p text:style-name="P31"/>
      <text:p text:style-name="P46">Generator<text:span text:style-name="T43"> = an iterator that you can iterate over only once. Use () instead of []</text:span></text:p>
      <text:p text:style-name="P32"><text:tab/>mygen = (x*x for x in range(3))</text:p>
      <text:p text:style-name="P32"><text:tab/>for x in mygen:</text:p>
      <text:p text:style-name="P32"><text:tab/>print x</text:p>
      <text:p text:style-name="P36"/>
      <text:p text:style-name="P46"><text:span text:style-name="T43"><text:tab/>now cannot do a second </text:span><text:span text:style-name="T44">for x in mygen</text:span></text:p>
      <text:p text:style-name="P32"/>
      <text:p text:style-name="P48">Dictionary<text:span text:style-name="T43"> = </text:span><text:span text:style-name="T63">{} value pairs</text:span></text:p>
      <text:p text:style-name="P36"/>
      <text:p text:style-name="P47">printing an iterator<text:span text:style-name="T43"> = </text:span><text:span text:style-name="T44">print(next(iter))</text:span></text:p>
      <text:p text:style-name="P37"/>
      <text:p text:style-name="P49">private variables<text:span text:style-name="T43"> = no such concept in python, but use a leading underscore such as </text:span><text:span text:style-name="T44">_secret</text:span></text:p>
      <text:p text:style-name="P211"/>
      <text:p text:style-name="P50">Iterators<text:span text:style-name="T43"> = need a method named __next__ that returns the next element of the collection or raises a StopIteration exception to indicate that there are no further elements.</text:span></text:p>
      <text:p text:style-name="P38"/>
      <text:p text:style-name="P38"/>
      <text:p text:style-name="P38"><draw:frame draw:style-name="fr3"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51">Super<text:span text:style-name="T43"> = for init call </text:span><text:span text:style-name="T44"><text:s/>super().__init__(VAR)</text:span></text:p>
      <text:p text:style-name="P39"/>
      <text:p text:style-name="P69"><text:span text:style-name="T37">__</text:span><text:span text:style-name="T38">slots__</text:span><text:span text:style-name="T39"> = </text:span><text:span text:style-name="T65">The biggest higher-level reasons to use </text:span><text:span text:style-name="Source_20_Text"><text:span text:style-name="T66">__slots__</text:span></text:span><text:span text:style-name="T67"> </text:span><text:span text:style-name="T65">are 1) </text:span><text:span text:style-name="Strong_20_Emphasis"><text:span text:style-name="T65">faster attribute getting and setting</text:span></text:span><text:span text:style-name="T67"> </text:span><text:span text:style-name="T65">due to data structure optimization and 2) </text:span><text:span text:style-name="Strong_20_Emphasis"><text:span text:style-name="T65">reduced memory usage</text:span></text:span><text:span text:style-name="T67"> </text:span><text:span text:style-name="T65">for class instances. Some reasons you wouldn’t want to use it is if your class has attributes that change during run-time (dynamic attributes) or if there’s a complicated object inheritance tree.</text:span><text:span text:style-name="T40"> </text:span></text:p>
      <text:p text:style-name="P40"/>
      <text:p text:style-name="P40"><draw:frame draw:style-name="fr4"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2">Copy / (shallow / deep)<text:span text:style-name="T43"> = import copy module then </text:span><text:span text:style-name="T44">newstruct = copy.deepcopy(whatToCopy)</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92">Inheritance<text:span text:style-name="T43"> – usually need to have “is a” relationship between two classes to work</text:span></text:p>
      <text:p text:style-name="P182"/>
      <text:p text:style-name="P193">Abstract classes in python</text:p>
      <text:p text:style-name="P183"><text:tab/>use built in module to implement abstract classes:</text:p>
      <text:p text:style-name="P215"><text:span text:style-name="T133"><text:tab/><text:tab/></text:span><text:span text:style-name="T145">from abc import ABC, abstractmethod</text:span></text:p>
      <text:p text:style-name="P183"/>
      <text:p text:style-name="P183"><draw:frame draw:style-name="fr3"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2"/>
      <text:p text:style-name="P183"/>
      <text:p text:style-name="P183"/>
      <text:p text:style-name="P183"/>
      <text:p text:style-name="P179"><text:span text:style-name="T1"/></text:p>
      <text:p text:style-name="P33"/>
      <text:p text:style-name="P33"/>
      <text:p text:style-name="P33"/>
      <text:p text:style-name="P33"/>
      <text:p text:style-name="P33"/>
      <text:p text:style-name="P53"/>
      <text:p text:style-name="P70">Loop Invariant<text:span text:style-name="T43"> = a statement about program variables that is true before and after each iter of the loop</text:span></text:p>
      <text:list xml:id="list1388838052" text:style-name="L1">
        <text:list-item>
          <text:p text:style-name="P172">must be true before execution of the loop</text:p>
        </text:list-item>
        <text:list-item>
          <text:p text:style-name="P172">should also be true after the iteration</text:p>
        </text:list-item>
        <text:list-item>
          <text:p text:style-name="P172">optionally should tell something useful after loop is terminated</text:p>
        </text:list-item>
      </text:list>
      <text:p text:style-name="P82"/>
      <text:p text:style-name="P131">Stacks</text:p>
      <text:p text:style-name="P71"><text:soft-page-break/>LIFO<text:span text:style-name="T43"> = </text:span><text:span text:style-name="T51">l</text:span><text:span text:style-name="T43">ast in first out</text:span><draw:frame draw:style-name="fr3" draw:name="Image8" text:anchor-type="char" svg:x="0.198in" svg:y="0.5417in" svg:width="6.7291in" svg:height="4.2917in" draw:z-index="6"><draw:image xlink:href="Pictures/10000000000002860000019C1AD786B1303EEAF5.jpg" xlink:type="simple" xlink:show="embed" xlink:actuate="onLoad" loext:mime-type="image/jpeg"/></draw:frame><text:span text:style-name="T43">...</text:span><text:span text:style-name="T50">browser history recently visited site “pop back” with back button. Pez despenser</text:span><text:span text:style-name="T4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32">Queues</text:p>
      <text:p text:style-name="P72">FIFO<text:span text:style-name="T43"> = first in first out</text:span></text:p>
      <text:p text:style-name="P83"/>
      <text:p text:style-name="P73">First / oldest element<text:span text:style-name="T43"> = head</text:span></text:p>
      <text:p text:style-name="P73">Last / newest element<text:span text:style-name="T43"> = tail</text:span></text:p>
      <text:p text:style-name="P84"/>
      <text:p text:style-name="P73">Enqueue<text:span text:style-name="T43"> = when you add an element to the tail</text:span></text:p>
      <text:p text:style-name="P150"><text:span text:style-name="T110">Dequeue</text:span><text:span text:style-name="T114"> = when you remove the head</text:span></text:p>
      <text:p text:style-name="P151"><text:span text:style-name="T110">P</text:span><text:span text:style-name="T111">eek</text:span><text:span text:style-name="T115"> = when you look at the head without removing it</text:span></text:p>
      <text:p text:style-name="P85"/>
      <text:p text:style-name="P133">Deques</text:p>
      <text:p text:style-name="P85">Double ended queue, goes both ways, can enqueue / dequeue from both ends</text:p>
      <text:p text:style-name="P85"><text:line-break/></text:p>
      <text:p text:style-name="P85"/>
      <text:p text:style-name="P85"/>
      <text:p text:style-name="P85"/>
      <text:p text:style-name="P85"/>
      <text:p text:style-name="P85"/>
      <text:p text:style-name="P85"/>
      <text:p text:style-name="P85"/>
      <text:p text:style-name="P85"/>
      <text:p text:style-name="P85"/>
      <text:p text:style-name="P142"><text:span text:style-name="T157">Arrays vs </text:span>Linked Lists<text:span text:style-name="T157"> </text:span></text:p>
      <text:p text:style-name="P134"/>
      <text:p text:style-name="P134"/>
      <text:p text:style-name="P136">Array Based Seq Advantages</text:p>
      <text:p text:style-name="P86">Provide constant time O(1) access to an element based on index A[k]. OTOH Linked lists req <text:span text:style-name="T156">linear </text:span>O(k) time</text:p>
      <text:p text:style-name="P86"/>
      <text:p text:style-name="P87"><text:soft-page-break/>Less CPU instructions in “enqueue” vs the enqueue with linked lists having to instantiate a new node</text:p>
      <text:p text:style-name="P87"/>
      <text:p text:style-name="P88">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88"/>
      <text:p text:style-name="P135">Linked List <text:span text:style-name="T157">Advantages</text:span></text:p>
      <text:p text:style-name="P89">Provide worst case time bounds for their operations.</text:p>
      <text:p text:style-name="P89"/>
      <text:p text:style-name="P89">Support constant time O(1) time insertions and deletions at arbitrary (middle) positions. OTOH Arrays using insert or pop(k) use O(n-k +1) time because they have to shift all the subsequent elements</text:p>
      <text:p text:style-name="P89"/>
      <text:p text:style-name="P143">Trees</text:p>
      <text:p text:style-name="P137">Binary Trees</text:p>
      <text:list xml:id="list3519963287" text:style-name="L2">
        <text:list-item>
          <text:p text:style-name="P173">Every node has at most two children</text:p>
        </text:list-item>
        <text:list-item>
          <text:p text:style-name="P190"><text:span text:style-name="T60">Each child node is labeled as being either a </text:span>left child or a right child</text:p>
        </text:list-item>
        <text:list-item>
          <text:p text:style-name="P173">A left child comes before a right child</text:p>
        </text:list-item>
      </text:list>
      <text:p text:style-name="P90"/>
      <text:p text:style-name="P152"><text:span text:style-name="T116"><text:tab/></text:span><text:span text:style-name="T117">A binary tree is proper aka full if each node has either </text:span><text:span text:style-name="T137">zero or two children</text:span><text:span text:style-name="T117">. If not proper it is </text:span><text:span text:style-name="T137">impromper</text:span><text:span text:style-name="T117">.</text:span></text:p>
      <text:p text:style-name="P91"/>
      <text:p text:style-name="P138">Traversal</text:p>
      <text:p text:style-name="P92">Depth First Search (DFS) = visit all child nodes first</text:p>
      <text:p text:style-name="P92"/>
      <text:p text:style-name="P74">In Order<text:span text:style-name="T43"> </text:span><text:span text:style-name="T52">= check off a node once you’ve seen its left child and came back to the node. Go all the way down to the </text:span><draw:frame draw:style-name="fr3" draw:name="Image10" text:anchor-type="char" svg:x="0in" svg:y="0.7126in" svg:width="8.5in" svg:height="4.7618in" draw:z-index="8"><draw:image xlink:href="Pictures/1000000000000370000001EDC798B9D9340C7C7F.jpg" xlink:type="simple" xlink:show="embed" xlink:actuate="onLoad" loext:mime-type="image/jpeg"/></draw:frame><text:span text:style-name="T52">leaf and then go back up to the parent then go to the right side. Then go back up to the root and start again</text:span></text:p>
      <text:p text:style-name="P93"/>
      <text:p text:style-name="P93"/>
      <text:p text:style-name="P92"/>
      <text:p text:style-name="P75">Post Order<text:span text:style-name="T43"> = cant check off a node until you see all of its descendants or visited both of its children and returned</text:span></text:p>
      <text:p text:style-name="P92"/>
      <text:p text:style-name="P92"><draw:frame draw:style-name="fr3"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Breadth First Search (BFS) = visiti all nodes on the same level</text:p>
      <text:p text:style-name="P92"/>
      <text:p text:style-name="P92"/>
      <text:p text:style-name="P92"><draw:frame draw:style-name="fr3"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2"/>
      <text:p text:style-name="P92"/>
      <text:p text:style-name="P93"/>
      <text:p text:style-name="P93"/>
      <text:p text:style-name="P93"/>
      <text:p text:style-name="P93"/>
      <text:p text:style-name="P93"/>
      <text:p text:style-name="P93"/>
      <text:p text:style-name="P139">Hash Table</text:p>
      <text:p text:style-name="P94">Buying tickets to a concert, randomly numbered, and numbers embeded in bar codes. Want to make sure that no doubles are handed out so when you check them in at the venue on concert day no one tries to sneak in with a copy. </text:p>
      <text:p text:style-name="P94"/>
      <text:p text:style-name="P94"><text:soft-page-break/>Should store the ticket number in a hash function. You have generated all the numbers</text:p>
      <text:p text:style-name="P94">ex: 8675309, 5555555, 0123456</text:p>
      <text:p text:style-name="P94"/>
      <text:p text:style-name="P76">hash function</text:p>
      <text:p text:style-name="P153"><text:span text:style-name="T118">one common pattern is to take the last few digits of a big number, divided it by a consistent number (n) and use the remainder from the divison and use that number (modulus) to generate the what the </text:span><text:span text:style-name="T138">index</text:span><text:span text:style-name="T118"> of the array should be.</text:span></text:p>
      <text:p text:style-name="P94"/>
      <text:p text:style-name="P94">0123456……….56/10 = 6</text:p>
      <text:p text:style-name="P94"/>
      <text:p text:style-name="P154"><text:span text:style-name="T112">Constant time lookup</text:span><text:span text:style-name="T119"> = you have big and random numbers that you need to convert into array indices quickly. You give your number to a </text:span><text:span text:style-name="T139">hash function</text:span><text:span text:style-name="T119"> which returns a hash code which turns into the index of an array.</text:span></text:p>
      <text:p text:style-name="P95"/>
      <text:p text:style-name="P155"><text:span text:style-name="T119">U</text:span><text:span text:style-name="T113">sing the last few numbers because in most cases they are the most random. </text:span><text:span text:style-name="T120">If you go in numerical order the first digits are all the same.</text:span></text:p>
      <text:p text:style-name="P96">12345, 12346, 12347</text:p>
      <text:p text:style-name="P96"/>
      <text:p text:style-name="P99">pythons <text:span text:style-name="T1">built in hash() function</text:span> only works on <text:span text:style-name="T1">immutable objects: bool, int, float, tuple, str</text:span></text:p>
      <text:p text:style-name="P97"/>
      <text:p text:style-name="P156"><text:span text:style-name="T140">Hash function collisions</text:span><text:span text:style-name="T121"> = when a hash function will return the same value for two different inputs (6 and 6).</text:span></text:p>
      <text:p text:style-name="P98">Two diff solutions: </text:p>
      <text:p text:style-name="P156"><text:span text:style-name="T121"><text:tab/>Change the hash function completely (from n to n+2 for ex). </text:span><text:span text:style-name="T122">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156"><text:span text:style-name="T121"><text:tab/>Keep the hash function but change the structure of the array, storing a type of list that contains all values hashed at that spot (</text:span><text:span text:style-name="T140">bucket</text:span><text:span text:style-name="T121">). </text:span><text:span text:style-name="T122">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24">(</text:span><text:span text:style-name="T123">actually O(m) since you’re in a list</text:span><text:span text:style-name="T124">)</text:span><text:span text:style-name="T122">, the same as looking through a list. </text:span><text:span text:style-name="T124">You can also have a second hash function within a larger bucket to split it up even more.</text:span></text:p>
      <text:p text:style-name="P100"/>
      <text:p text:style-name="P63"><text:span text:style-name="T148">H</text:span><text:span text:style-name="T147">ash table</text:span><text:span text:style-name="T113"> = a key value lookup. Given a key, a way of associating a value with it for very quick lookups. EX: need to associate someones name with some information about them.</text:span></text:p>
      <text:p text:style-name="P99"><draw:frame draw:style-name="fr3"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99"><text:tab/><text:tab/><text:tab/><text:tab/><text:tab/><text:tab/><text:tab/><text:tab/><text:tab/><text:tab/><text:tab/><text:tab/><text:tab/><text:tab/><text:tab/><text:tab/><text:tab/><text:tab/><text:tab/></text:p>
      <text:p text:style-name="P63"/>
      <text:p text:style-name="P64"><text:span text:style-name="T125">W</text:span><text:span text:style-name="T113">ant to store in an array. To jump from a str to a particular index in the array need to use a hash function which takes in an input (str), converts it into an int and the </text:span><text:span text:style-name="T126">re</text:span><text:span text:style-name="T113">m</text:span><text:span text:style-name="T126">a</text:span><text:span text:style-name="T113">ps </text:span><text:span text:style-name="T126">that int</text:span><text:span text:style-name="T113"> </text:span><text:span text:style-name="T126">into an index.</text:span></text:p>
      <text:p text:style-name="P101"><text:tab/>String….hash code…..index</text:p>
      <text:p text:style-name="P101"/>
      <text:p text:style-name="P157"><text:soft-page-break/><text:span text:style-name="T126">The hash code is not actually the index. This is because the array that stores the data might be much smaller than the potential hash codes. Dont want to have an array of 3 billion potential hash codes. </text:span><text:span text:style-name="T127">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28">(most common)</text:span><text:span text:style-name="T127"> is through </text:span><text:span text:style-name="T141">chaining</text:span><text:span text:style-name="T127">.</text:span></text:p>
      <text:p text:style-name="P102"/>
      <text:p text:style-name="P65"><text:span text:style-name="T149">Chaining</text:span><text:span text:style-name="T127"> = </text:span><text:span text:style-name="T128">when there is collisions, store them in a linked list. </text:span><text:span text:style-name="T142">Instead of being an array of X</text:span><text:span text:style-name="T128"> its going to be an </text:span><text:span text:style-name="T142">array of linked list of X</text:span><text:span text:style-name="T128">.</text:span></text:p>
      <text:p text:style-name="P103"/>
      <text:p text:style-name="P103"><draw:frame draw:style-name="fr3"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frame draw:style-name="fr3"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66"><text:span text:style-name="T128">N</text:span><text:span text:style-name="T113">ow with the linked list you need to look through all the values in the linked list and find the value for that item. Need to store the str key with the object so you can identify it correctly.</text:span></text:p>
      <text:p text:style-name="P104"/>
      <text:p text:style-name="P66"><text:soft-page-break/><text:span text:style-name="T113"><text:tab/></text:span><text:span text:style-name="T129">Get me the value for X: call the hash function, get a hash code back, map it to an index, then at that indexs location go through the linked list until you find the thing with the key of X</text:span></text:p>
      <text:p text:style-name="P105"/>
      <text:p text:style-name="P105"/>
      <text:p text:style-name="P105"><draw:frame draw:style-name="fr3"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5"/>
      <text:p text:style-name="P105"/>
      <text:p text:style-name="P108"/>
      <text:p text:style-name="P79">Dictionary</text:p>
      <text:p text:style-name="P106">Hashtables implemented in python as dictionary. It maintains a set of items, each with a <text:span text:style-name="T1">key</text:span>. <text:span text:style-name="T158">Item = </text:span><text:span text:style-name="T2">(key, value)</text:span><text:span text:style-name="T158"> pair</text:span></text:p>
      <text:p text:style-name="P106"><text:tab/>insert(item) – overwrite any existing key…...<text:span text:style-name="T2">D[key] = val</text:span></text:p>
      <text:p text:style-name="P107"><text:tab/>delete (item)………..<text:span text:style-name="T2">del D[key]</text:span></text:p>
      <text:p text:style-name="P106"><text:tab/>search(key) return item with given key or report that it doesnt existing……..<text:span text:style-name="T2">D[key]</text:span></text:p>
      <text:p text:style-name="P106">Improves O(logn) to O(1)</text:p>
      <text:p text:style-name="P109"/>
      <text:p text:style-name="P110"><text:span text:style-name="T1">Issues</text:span>:</text:p>
      <text:p text:style-name="P110">Keys may not be nonneg integers:</text:p>
      <text:p text:style-name="P110"><text:tab/><text:span text:style-name="T55">Solution</text:span>: prehash – map keys to nonneg ints….<text:span text:style-name="T3">hash(x)</text:span></text:p>
      <text:p text:style-name="P110"/>
      <text:p text:style-name="P110"/>
      <text:p text:style-name="P140">Hash value keys too large to directly map to table:</text:p>
      <text:p text:style-name="P111"><text:tab/><text:span text:style-name="T55">Solution</text:span>: hashing – reduce universe U of all possible keys (positive ints) down to reasonable size m for table</text:p>
      <text:p text:style-name="P111"/>
      <text:p text:style-name="P111"><text:tab/><text:tab/><text:span text:style-name="T159">hash function reduces Universe of keys to {0 – m-1} where where m is the number of slots in the table</text:span></text:p>
      <text:p text:style-name="P111"/>
      <text:p text:style-name="P147">Semantic Versioning</text:p>
      <text:p text:style-name="P130">Benefits = clearer compatibility/deps. Encourages well defined APIs. Makes upgrade decisions clearer.</text:p>
      <text:p text:style-name="P147"><text:soft-page-break/></text:p>
      <text:p text:style-name="P112">5.21.17 – major version / minor version / patch</text:p>
      <text:p text:style-name="P112">if you do bug fixes you need to change the patch version</text:p>
      <text:p text:style-name="P112">if you have some new features and it remains compatible with prev versions then you change <text:span text:style-name="T1">minor versions</text:span></text:p>
      <text:p text:style-name="P112">if you introduce non-compatable features or change project completely you need to change <text:span text:style-name="T1">major verison</text:span></text:p>
      <text:p text:style-name="P112"/>
      <text:p text:style-name="P112">1.0.0.-alpha &lt; 1.0.0-alpha.1 <text:span text:style-name="T160">&lt; 1.0.0</text:span></text:p>
      <text:p text:style-name="P113">7.0.0.-beta.51</text:p>
      <text:p text:style-name="P113"/>
      <table:table table:name="Table1" table:style-name="Table1">
        <table:table-column table:style-name="Table1.A"/>
        <table:table-column table:style-name="Table1.B"/>
        <table:table-row>
          <table:table-cell table:style-name="Table1.A1" office:value-type="string">
            <text:p text:style-name="P161">Exact version</text:p>
          </table:table-cell>
          <table:table-cell table:style-name="Table1.B1" office:value-type="string">
            <text:p text:style-name="P161">5.21.17</text:p>
          </table:table-cell>
        </table:table-row>
        <table:table-row>
          <table:table-cell table:style-name="Table1.A2" office:value-type="string">
            <text:p text:style-name="P161">Greater than</text:p>
          </table:table-cell>
          <table:table-cell table:style-name="Table1.B2" office:value-type="string">
            <text:p text:style-name="P161">&gt;5.21.1</text:p>
          </table:table-cell>
        </table:table-row>
        <table:table-row>
          <table:table-cell table:style-name="Table1.A2" office:value-type="string">
            <text:p text:style-name="P161">Compatible changes</text:p>
          </table:table-cell>
          <table:table-cell table:style-name="Table1.B2" office:value-type="string">
            <text:p text:style-name="P161">^5.21.8</text:p>
          </table:table-cell>
        </table:table-row>
        <table:table-row>
          <table:table-cell table:style-name="Table1.A2" office:value-type="string">
            <text:p text:style-name="P161">Minor-level changes</text:p>
          </table:table-cell>
          <table:table-cell table:style-name="Table1.B2" office:value-type="string">
            <text:p text:style-name="P161">~5.21.8</text:p>
          </table:table-cell>
        </table:table-row>
      </table:table>
      <text:p text:style-name="P113"/>
      <text:p text:style-name="P113"/>
      <text:p text:style-name="P148">SSH</text:p>
      <text:p text:style-name="P114">Secure shell, <text:span text:style-name="T161">communication protocol (like http, https, ftp). Issue commands to the remote computer. Traffic is encrypted. Used mostly in the terminal / command line.</text:span></text:p>
      <text:p text:style-name="P114"/>
      <text:p text:style-name="P115">SSH is the client. SSHD is the server (Open SSH Daemon)</text:p>
      <text:p text:style-name="P115"/>
      <text:p text:style-name="P115">The server must have sshd installed and running or else you wont be able to connect using SSH.</text:p>
      <text:p text:style-name="P115"/>
      <text:p text:style-name="P141">Authentication</text:p>
      <text:p text:style-name="P116">Password</text:p>
      <text:p text:style-name="P116"><text:tab/>ssh <text:a xlink:type="simple" xlink:href="mailto:myName@192.168.1.29" text:style-name="Internet_20_link" text:visited-style-name="Visited_20_Internet_20_Link">myName@192.168.1.29</text:a></text:p>
      <text:p text:style-name="P116">Public / Private Key Pair (reccommended)</text:p>
      <text:p text:style-name="P116"><text:tab/>generate keys with <text:span text:style-name="T1">ssh-keygen</text:span> command</text:p>
      <text:p text:style-name="P116"><text:tab/><text:tab/>generates them in home folder:</text:p>
      <text:p text:style-name="P116"><text:tab/><text:tab/><text:tab/>~/.ssh/id_rsa (private key)</text:p>
      <text:p text:style-name="P116"><text:tab/><text:tab/><text:tab/>~/.ssh/id_rsa.pub (public key)</text:p>
      <text:p text:style-name="P116"><text:tab/><text:tab/><text:tab/></text:p>
      <text:p text:style-name="P116"><text:tab/><text:tab/>public key goes into server <text:span text:style-name="T1">authorized_keys</text:span> file</text:p>
      <text:p text:style-name="P116"/>
      <text:p text:style-name="P117">scp = secure file copy</text:p>
      <text:p text:style-name="P117"/>
      <text:p text:style-name="P117"/>
      <text:p text:style-name="P194">HTTP</text:p>
      <text:p text:style-name="P158"><text:span text:style-name="T130">Hypertext Transfer Protocol, foundation for data communication on the web, the way the web works when it comes to delivering web pages. TCP/IP based, images/text/documents/audio/video can be transmitted through it. Request / response based. </text:span><text:span text:style-name="T131">Unencrypted</text:span></text:p>
      <text:p text:style-name="P118"><text:tab/></text:p>
      <text:p text:style-name="P158"><text:span text:style-name="T130"><text:tab/></text:span><text:span text:style-name="T143">Stateless protocol</text:span><text:span text:style-name="T130"> = server does not have to retain info or status about each user for the duration of multiple req (however you can do this with HTTP cookies, server side sessions, variables, and URL rewriting)</text:span></text:p>
      <text:p text:style-name="P118"/>
      <text:p text:style-name="P158"><text:span text:style-name="T130"><text:tab/></text:span><text:span text:style-name="T143">TCP/IP</text:span><text:span text:style-name="T130"> = transmission control protocol / internet protocol</text:span></text:p>
      <text:p text:style-name="P118"/>
      <text:p text:style-name="P118"/>
      <text:p text:style-name="P118"/>
      <text:p text:style-name="P118"/>
      <text:p text:style-name="P118"/>
      <text:p text:style-name="P118"/>
      <text:p text:style-name="P158"><text:span text:style-name="T130"><text:tab/>When you want to browse a website first send a </text:span><text:span text:style-name="T143">request</text:span><text:span text:style-name="T130"> to the server (HTTP message), then they send a </text:span><text:span text:style-name="T143">response</text:span><text:span text:style-name="T130"> back</text:span></text:p>
      <text:p text:style-name="P158"><text:soft-page-break/><text:span text:style-name="T130"><text:tab/>HTTP message made of 3 blocks: </text:span><text:span text:style-name="T143">Start-line, headers, body</text:span><text:span text:style-name="T130">.</text:span></text:p>
      <text:p text:style-name="P118"/>
      <text:p text:style-name="P67"><text:span text:style-name="T150">R</text:span><text:span text:style-name="T147">equest</text:span></text:p>
      <text:p text:style-name="P119"/>
      <text:p text:style-name="P118"><draw:frame draw:style-name="fr5"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77"><text:span text:style-name="T162">R</text:span>esponse</text:p>
      <text:p text:style-name="P119"/>
      <text:p text:style-name="P119"><draw:frame draw:style-name="fr4" draw:name="Image17" text:anchor-type="char" svg:width="8.2917in" svg:height="3.698in" draw:z-index="15"><draw:image xlink:href="Pictures/100000000000031C00000163BD66635FF79AD203.jpg" xlink:type="simple" xlink:show="embed" xlink:actuate="onLoad" loext:mime-type="image/jpeg"/></draw:frame></text:p>
      <text:p text:style-name="P159"><text:span text:style-name="T144">HTTPS</text:span><text:span text:style-name="T131"> – HTTP secure, designed to increase privacy over the internet when communicating with websites and sending sensitive data. </text:span><text:span text:style-name="T132">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19"/>
      <text:p text:style-name="P78"><text:span text:style-name="T44">SSL certificate</text:span><text:span text:style-name="T43"> <text:s/>- To secure your website it requires the purchase of an </text:span><text:span text:style-name="T44">SSL certificate (Secure socket layer)</text:span><text:span text:style-name="T43">.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43">takes place where an encryption method is decide</text:span><text:span text:style-name="T53">d</text:span><text:span text:style-name="T43"> through SSL. </text:span><text:span text:style-name="T53">Now when data is sent to/from the client and server it is encrypted and decrypted but if a man-in-the-middle attack places the data is encrypted and unreadable.</text:span></text:p>
      <text:p text:style-name="P119"/>
      <text:p text:style-name="P80"><text:span text:style-name="T43">UML</text:span><text:span text:style-name="T48"> = unified modelling language</text:span></text:p>
      <text:p text:style-name="P120"/>
      <text:p text:style-name="P81"><text:span text:style-name="Strong_20_Emphasis"><text:span text:style-name="T163">Map function</text:span></text:span></text:p>
      <text:p text:style-name="P127">Returns a map object(an iterator) of the results after applying the given function to each item of a given iterable(list, tuple, etc). </text:p>
      <text:p text:style-name="P81"><text:span text:style-name="T48"><text:tab/></text:span><text:span text:style-name="T43">map(fun, iter)</text:span></text:p>
      <text:p text:style-name="P120"/>
      <text:p text:style-name="P144">Static Method</text:p>
      <text:p text:style-name="P123">@staticmethod decorator</text:p>
      <text:p text:style-name="P123"><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23"/>
      <text:p text:style-name="P160"><text:span text:style-name="T151">Class</text:span><text:span text:style-name="T152"> Method</text:span></text:p>
      <text:p text:style-name="P160"><text:span text:style-name="T152"><text:tab/></text:span><text:span text:style-name="T136">a method that is </text:span><text:span text:style-name="T146">bound to the class</text:span><text:span text:style-name="T136"> and not the object of the class</text:span></text:p>
      <text:p text:style-name="P160"><text:span text:style-name="T134">@</text:span><text:span text:style-name="T135">classmethod</text:span><text:span text:style-name="T134"> decorator</text:span></text:p>
      <text:p text:style-name="P160"><text:span text:style-name="T134"><text:tab/></text:span><text:span text:style-name="T135">@classmethod</text:span></text:p>
      <text:p text:style-name="P160"><text:span text:style-name="T134"><text:tab/></text:span><text:span text:style-name="T135">def set_raise_amt(cls, amount)</text:span></text:p>
      <text:p text:style-name="P124"/>
      <text:p text:style-name="P123"/>
      <text:p text:style-name="P145">__<text:span text:style-name="T167">new__</text:span></text:p>
      <text:p text:style-name="P125">called when an object is created</text:p>
      <text:p text:style-name="P120"/>
      <text:p text:style-name="P120"/>
      <text:p text:style-name="P146">*<text:span text:style-name="T168">args</text:span></text:p>
      <text:p text:style-name="P126">used as a param to send non-keyworded variable-length argument list to a function </text:p>
      <text:p text:style-name="P120"/>
      <text:p text:style-name="P164"><text:span text:style-name="Source_20_Text"><text:span text:style-name="T80">def</text:span></text:span><text:span text:style-name="Source_20_Text"><text:span text:style-name="T82"> </text:span></text:span><text:span text:style-name="Source_20_Text"><text:span text:style-name="T84">multiply</text:span></text:span><text:span text:style-name="Source_20_Text"><text:span text:style-name="T86">(*</text:span></text:span><text:span text:style-name="Source_20_Text"><text:span text:style-name="T82">args</text:span></text:span><text:span text:style-name="Source_20_Text"><text:span text:style-name="T86">):</text:span></text:span></text:p>
      <text:p text:style-name="P169"><text:span text:style-name="Source_20_Text"><text:span text:style-name="T83"><text:s text:c="4"/></text:span></text:span><text:span text:style-name="Source_20_Text"><text:span text:style-name="T81">z </text:span></text:span><text:span text:style-name="Source_20_Text"><text:span text:style-name="T85">=</text:span></text:span><text:span text:style-name="Source_20_Text"><text:span text:style-name="T81"> </text:span></text:span><text:span text:style-name="Source_20_Text"><text:span text:style-name="T87">1</text:span></text:span></text:p>
      <text:p text:style-name="P169"><text:span text:style-name="Source_20_Text"><text:span text:style-name="T83"><text:s text:c="4"/></text:span></text:span><text:span text:style-name="Source_20_Text"><text:span text:style-name="T79">for</text:span></text:span><text:span text:style-name="Source_20_Text"><text:span text:style-name="T81"> num </text:span></text:span><text:span text:style-name="Source_20_Text"><text:span text:style-name="T79">in</text:span></text:span><text:span text:style-name="Source_20_Text"><text:span text:style-name="T81"> args</text:span></text:span><text:span text:style-name="Source_20_Text"><text:span text:style-name="T85">:</text:span></text:span></text:p>
      <text:p text:style-name="P169"><text:span text:style-name="Source_20_Text"><text:span text:style-name="T83"><text:s text:c="8"/></text:span></text:span><text:span text:style-name="Source_20_Text"><text:span text:style-name="T81">z </text:span></text:span><text:span text:style-name="Source_20_Text"><text:span text:style-name="T85">*=</text:span></text:span><text:span text:style-name="Source_20_Text"><text:span text:style-name="T81"> num</text:span></text:span></text:p>
      <text:p text:style-name="P169"><text:span text:style-name="Source_20_Text"><text:span text:style-name="T83"><text:s text:c="4"/></text:span></text:span><text:span text:style-name="Source_20_Text"><text:span text:style-name="T79">print</text:span></text:span><text:span text:style-name="Source_20_Text"><text:span text:style-name="T85">(</text:span></text:span><text:span text:style-name="Source_20_Text"><text:span text:style-name="T81">z</text:span></text:span><text:span text:style-name="Source_20_Text"><text:span text:style-name="T85">)</text:span></text:span></text:p>
      <text:p text:style-name="P169"/>
      <text:p text:style-name="P169"><text:span text:style-name="Source_20_Text"><text:span text:style-name="T81">multiply</text:span></text:span><text:span text:style-name="Source_20_Text"><text:span text:style-name="T85">(</text:span></text:span><text:span text:style-name="Source_20_Text"><text:span text:style-name="T87">4</text:span></text:span><text:span text:style-name="Source_20_Text"><text:span text:style-name="T85">,</text:span></text:span><text:span text:style-name="Source_20_Text"><text:span text:style-name="T81"> </text:span></text:span><text:span text:style-name="Source_20_Text"><text:span text:style-name="T87">5</text:span></text:span><text:span text:style-name="Source_20_Text"><text:span text:style-name="T85">)</text:span></text:span></text:p>
      <text:p text:style-name="P169"><text:span text:style-name="Source_20_Text"><text:span text:style-name="T81">multiply</text:span></text:span><text:span text:style-name="Source_20_Text"><text:span text:style-name="T85">(</text:span></text:span><text:span text:style-name="Source_20_Text"><text:span text:style-name="T87">10</text:span></text:span><text:span text:style-name="Source_20_Text"><text:span text:style-name="T85">,</text:span></text:span><text:span text:style-name="Source_20_Text"><text:span text:style-name="T81"> </text:span></text:span><text:span text:style-name="Source_20_Text"><text:span text:style-name="T87">9</text:span></text:span><text:span text:style-name="Source_20_Text"><text:span text:style-name="T85">)</text:span></text:span></text:p>
      <text:p text:style-name="P169"><text:span text:style-name="Source_20_Text"><text:span text:style-name="T81">multiply</text:span></text:span><text:span text:style-name="Source_20_Text"><text:span text:style-name="T85">(</text:span></text:span><text:span text:style-name="Source_20_Text"><text:span text:style-name="T87">2</text:span></text:span><text:span text:style-name="Source_20_Text"><text:span text:style-name="T85">,</text:span></text:span><text:span text:style-name="Source_20_Text"><text:span text:style-name="T81"> </text:span></text:span><text:span text:style-name="Source_20_Text"><text:span text:style-name="T87">3</text:span></text:span><text:span text:style-name="Source_20_Text"><text:span text:style-name="T85">,</text:span></text:span><text:span text:style-name="Source_20_Text"><text:span text:style-name="T81"> </text:span></text:span><text:span text:style-name="Source_20_Text"><text:span text:style-name="T87">4</text:span></text:span><text:span text:style-name="Source_20_Text"><text:span text:style-name="T85">)</text:span></text:span></text:p>
      <text:p text:style-name="P169"><text:span text:style-name="Source_20_Text"><text:span text:style-name="T81">multiply</text:span></text:span><text:span text:style-name="Source_20_Text"><text:span text:style-name="T85">(</text:span></text:span><text:span text:style-name="Source_20_Text"><text:span text:style-name="T87">3</text:span></text:span><text:span text:style-name="Source_20_Text"><text:span text:style-name="T85">,</text:span></text:span><text:span text:style-name="Source_20_Text"><text:span text:style-name="T81"> </text:span></text:span><text:span text:style-name="Source_20_Text"><text:span text:style-name="T87">5</text:span></text:span><text:span text:style-name="Source_20_Text"><text:span text:style-name="T85">,</text:span></text:span><text:span text:style-name="Source_20_Text"><text:span text:style-name="T81"> </text:span></text:span><text:span text:style-name="Source_20_Text"><text:span text:style-name="T87">10</text:span></text:span><text:span text:style-name="Source_20_Text"><text:span text:style-name="T85">,</text:span></text:span><text:span text:style-name="Source_20_Text"><text:span text:style-name="T81"> </text:span></text:span><text:span text:style-name="Source_20_Text"><text:span text:style-name="T87">6</text:span></text:span><text:span text:style-name="Source_20_Text"><text:span text:style-name="T85">)</text:span></text:span></text:p>
      <text:h text:style-name="P163" text:outline-level="2"><text:bookmark text:name="understanding-kwargs"/>**kwargs</text:h>
      <text:p text:style-name="P162">Passes keyworded var length argument dictionary to a function</text:p>
      <text:p text:style-name="P164"><text:span text:style-name="Source_20_Text"><text:span text:style-name="T80">def</text:span></text:span><text:span text:style-name="Source_20_Text"><text:span text:style-name="T82"> </text:span></text:span><text:span text:style-name="Source_20_Text"><text:span text:style-name="T84">print_kwargs</text:span></text:span><text:span text:style-name="Source_20_Text"><text:span text:style-name="T86">(**</text:span></text:span><text:span text:style-name="Source_20_Text"><text:span text:style-name="T82">kwargs</text:span></text:span><text:span text:style-name="Source_20_Text"><text:span text:style-name="T86">):</text:span></text:span></text:p>
      <text:p text:style-name="P169"><text:span text:style-name="Source_20_Text"><text:span text:style-name="T83"><text:s text:c="8"/></text:span></text:span><text:span text:style-name="Source_20_Text"><text:span text:style-name="T79">print</text:span></text:span><text:span text:style-name="Source_20_Text"><text:span text:style-name="T85">(</text:span></text:span><text:span text:style-name="Source_20_Text"><text:span text:style-name="T81">kwargs</text:span></text:span><text:span text:style-name="Source_20_Text"><text:span text:style-name="T85">)</text:span></text:span></text:p>
      <text:p text:style-name="P169"/>
      <text:p text:style-name="P168"><text:span text:style-name="Source_20_Text"><text:span text:style-name="T81">print_kwargs</text:span></text:span><text:span text:style-name="Source_20_Text"><text:span text:style-name="T85">(</text:span></text:span><text:span text:style-name="Source_20_Text"><text:span text:style-name="T81">kwargs_1</text:span></text:span><text:span text:style-name="Source_20_Text"><text:span text:style-name="T85">=</text:span></text:span><text:span text:style-name="Source_20_Text"><text:span text:style-name="T88">"Shark"</text:span></text:span><text:span text:style-name="Source_20_Text"><text:span text:style-name="T85">,</text:span></text:span><text:span text:style-name="Source_20_Text"><text:span text:style-name="T81"> kwargs_2</text:span></text:span><text:span text:style-name="Source_20_Text"><text:span text:style-name="T85">=</text:span></text:span><text:span text:style-name="Source_20_Text"><text:span text:style-name="T87">4.5</text:span></text:span><text:span text:style-name="Source_20_Text"><text:span text:style-name="T85">,</text:span></text:span><text:span text:style-name="Source_20_Text"><text:span text:style-name="T81"> kwargs_3</text:span></text:span><text:span text:style-name="Source_20_Text"><text:span text:style-name="T85">=</text:span></text:span><text:span text:style-name="Source_20_Text"><text:span text:style-name="T88">True</text:span></text:span><text:span text:style-name="Source_20_Text"><text:span text:style-name="T85">)</text:span></text:span></text:p>
      <text:p text:style-name="P178"><text:span text:style-name="T44"/></text:p>
      <text:p text:style-name="P121"/>
      <text:p text:style-name="P149">Character Encoding</text:p>
      <text:p text:style-name="P129">A text file is just a collection of bytes. When you render it to screen you are interpreting those bytes (need to know char encoding). As soon as text enters program, decode to STR, work only with STR, then when you write it, encode it to BYTES.</text:p>
      <text:p text:style-name="P129"/>
      <text:p text:style-name="P129"><text:soft-page-break/></text:p>
      <text:p text:style-name="P122"><text:span text:style-name="T89">with</text:span><text:span text:style-name="T68"> </text:span><text:span text:style-name="T89">open</text:span><text:span text:style-name="T69">(</text:span><text:span text:style-name="T91">'some-text.txt'</text:span><text:span text:style-name="T69">,</text:span><text:span text:style-name="T68"> </text:span><text:span text:style-name="T91">'rb'</text:span><text:span text:style-name="T69">)</text:span><text:span text:style-name="T68"> </text:span><text:span text:style-name="T89">as</text:span><text:span text:style-name="T68"> </text:span><text:span text:style-name="T69">f:</text:span><text:span text:style-name="T68"> </text:span></text:p>
      <text:p text:style-name="P122"><text:span text:style-name="T69"><text:tab/>bytestring</text:span><text:span text:style-name="T68"> </text:span><text:span text:style-name="T93">=</text:span><text:span text:style-name="T68"> </text:span><text:span text:style-name="T69">f</text:span><text:span text:style-name="T93">.</text:span><text:span text:style-name="T69">read()</text:span> </text:p>
      <text:p text:style-name="P165"><text:span text:style-name="T169">type</text:span>(bytestring)</text:p>
      <text:p text:style-name="P165">bytes</text:p>
      <text:p text:style-name="P122"/>
      <text:p text:style-name="P166"><text:span text:style-name="T170">for</text:span> ch <text:span text:style-name="T174">in</text:span> bytestring:</text:p>
      <text:p text:style-name="P171"><text:span text:style-name="T68"><text:s text:c="4"/></text:span><text:span text:style-name="T90">print</text:span><text:span text:style-name="T70">(ch, end</text:span><text:span text:style-name="T94">=</text:span><text:span text:style-name="T92">' '</text:span><text:span text:style-name="T70">)</text:span><text:span text:style-name="T153"><text:line-break/></text:span><text:span text:style-name="T71">118 111 105 108 226 148 156 196 128</text:span><text:span text:style-name="T153"> </text:span></text:p>
      <text:p text:style-name="P121"/>
      <text:p text:style-name="P128">utf-8 is correct here</text:p>
      <text:p text:style-name="P128"/>
      <text:p text:style-name="P167">bytestring<text:span text:style-name="T172">.</text:span>decode(<text:span text:style-name="T171">'utf-8'</text:span>)</text:p>
      <text:p text:style-name="P167">'voil├Ā'</text:p>
      <text:p text:style-name="P128"><text:span text:style-name="T69"><text:line-break/>bytestring</text:span><text:span text:style-name="T93">.</text:span><text:span text:style-name="T69">decode(</text:span><text:span text:style-name="T91">'latin-1'</text:span><text:span text:style-name="T69">)</text:span> </text:p>
      <text:p text:style-name="P167">'voilâ\x94\x9cÄ\x80'</text:p>
      <text:p text:style-name="P128"/>
      <text:p text:style-name="P167">bytestring<text:span text:style-name="T172">.</text:span>decode(<text:span text:style-name="T171">'ascii'</text:span>)</text:p>
      <text:p text:style-name="P167">UnicodeDecodeError</text:p>
      <text:p text:style-name="P128"><text:span text:style-name="Strong_20_Emphasis"><text:span text:style-name="T74"><text:line-break/>Important</text:span></text:span><text:span text:style-name="T73">: There is no full-proof way to know the encoding of a text file! You either have to guess, or someone needs to tell you!</text:span><text:span text:style-name="T7"> </text:span></text:p>
      <text:p text:style-name="P121"/>
      <text:p text:style-name="P121"><text:span text:style-name="T73">Normally, </text:span><text:span text:style-name="Source_20_Text"><text:span text:style-name="T75">open()</text:span></text:span><text:span text:style-name="T72"> </text:span><text:span text:style-name="T73">automatically applies a character encoding. </text:span><text:span text:style-name="T76">Default is utf-8. NOT reading binary here</text:span></text:p>
      <text:p text:style-name="P121"/>
      <text:p text:style-name="P166"><text:span text:style-name="T170">with</text:span> <text:span text:style-name="T169">open</text:span>(<text:span text:style-name="T171">'some-text.txt'</text:span>, encoding<text:span text:style-name="T172">=</text:span><text:span text:style-name="T171">'utf-8'</text:span>) <text:span text:style-name="T170">as</text:span> f:</text:p>
      <text:p text:style-name="P170"><text:s text:c="4"/><text:span text:style-name="T64">s </text:span><text:span text:style-name="T173">=</text:span><text:span text:style-name="T64"> f</text:span><text:span text:style-name="T173">.</text:span><text:span text:style-name="T64">read()</text:span></text:p>
      <text:p text:style-name="P166"><text:span text:style-name="T169">type</text:span>(s)</text:p>
      <text:p text:style-name="P166">str</text:p>
      <text:p text:style-name="P121"/>
      <text:p text:style-name="P129">to ENCODE </text:p>
      <text:p text:style-name="P129">bystestring = s.encode(‘utf-8’)</text:p>
      <text:p text:style-name="P129">with open(‘output.txt’, ‘wb’) as f:</text:p>
      <text:p text:style-name="P129"><text:tab/>f.write(bytestring)</text:p>
      <text:p text:style-name="P121"/>
      <text:p text:style-name="P129">this is the SAME as having python automatically handle the encoding</text:p>
      <text:p text:style-name="P129">with open(‘output.txt’, ‘w’, encoding=’utf-8’) as f:</text:p>
      <text:p text:style-name="P121"><text:tab/><text:span text:style-name="T175">f.write(s)</text:span></text:p>
      <text:p text:style-name="P121"/>
      <text:p text:style-name="P121"/>
      <text:p text:style-name="P197">INTERNET</text:p>
      <text:p text:style-name="P205"><text:span text:style-name="T176">How does the Internet work</text:span></text:p>
      <text:p text:style-name="P201">made up of independantly operated networks, end to end connectiviety, distributed packet network. You get access from your local Internet Service Provider (ISP)</text:p>
      <text:p text:style-name="P201"/>
      <text:p text:style-name="P203">Made up of <text:span text:style-name="T1">bits</text:span> (binary on or off 100101101). <text:span text:style-name="T6">Send bits by electricity, light, radio waves</text:span></text:p>
      <text:p text:style-name="P203"/>
      <text:p text:style-name="P202">clock, timer sets the amount of bits you can send per time interval (bandwidth)</text:p>
      <text:p text:style-name="P202"><text:span text:style-name="T1">bandwidth</text:span> = maximum transmission of a device</text:p>
      <text:p text:style-name="P202"><text:span text:style-name="T1">bit rate</text:span> = number of bits that we can send over a given period of time</text:p>
      <text:p text:style-name="P202"><text:span text:style-name="T1">latency</text:span> = time it takes for a bit to travel from one place to another, from the source ot the requesting device</text:p>
      <text:p text:style-name="P202"/>
      <text:p text:style-name="P202">How to send efficiently?</text:p>
      <text:p text:style-name="P202"><text:soft-page-break/>With ethernet wire, signal loss over even a few hundred feet.</text:p>
      <text:p text:style-name="P202"/>
      <text:p text:style-name="P202"><text:span text:style-name="T1">Send via light beams with fiber optic cables</text:span>. No signal loss, can go under oceans.</text:p>
      <text:p text:style-name="P202"><text:span text:style-name="T1">Send wirelessly via radio waves</text:span> = cant travel that far, cant pick up LA radio signal in chicago.</text:p>
      <text:p text:style-name="P202"><draw:frame draw:style-name="fr3"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202"/>
      <text:p text:style-name="P202"/>
      <text:p text:style-name="P202"/>
      <text:p text:style-name="P202"/>
      <text:p text:style-name="P202"/>
      <text:p text:style-name="P202"/>
      <text:p text:style-name="P202"/>
      <text:p text:style-name="P202"/>
      <text:p text:style-name="P202"/>
      <text:p text:style-name="P174"/>
      <text:p text:style-name="P121"/>
      <text:p text:style-name="P121"/>
      <text:p text:style-name="P121"/>
      <text:p text:style-name="P121"/>
      <text:p text:style-name="P195">What is HTTP?</text:p>
      <text:p text:style-name="P185">Hypertext transfer protocol</text:p>
      <text:p text:style-name="P186"><text:span text:style-name="T77"/></text:p>
      <text:p text:style-name="P186"><text:span text:style-name="T77">The World Wide Web is about communication between </text:span><text:span text:style-name="T78">web clients</text:span><text:span text:style-name="T77"> and </text:span><text:span text:style-name="T78">web servers</text:span><text:span text:style-name="T77">. Clients are often </text:span><text:span text:style-name="T78">browsers</text:span><text:span text:style-name="T77"> (Chrome, Edge, Safari), but they can be any type of program or device. Servers are most often computers </text:span><text:span text:style-name="T78">in the cloud</text:span><text:span text:style-name="T77">.</text:span></text:p>
      <text:p text:style-name="P121"/>
      <text:p text:style-name="P191">Req Cycle:</text:p>
      <text:list xml:id="list851094351" text:style-name="Numbering_20_123">
        <text:list-item>
          <text:p text:style-name="P188"><text:span text:style-name="T178">T</text:span>he client (browser) sends an HTTP request to the web</text:p>
        </text:list-item>
        <text:list-item>
          <text:p text:style-name="P188">A web server receives the request</text:p>
        </text:list-item>
        <text:list-item>
          <text:p text:style-name="P188">The server runs an application to process the request</text:p>
        </text:list-item>
        <text:list-item>
          <text:p text:style-name="P188">The server returns an HTTP response (output) to the browser</text:p>
        </text:list-item>
        <text:list-item>
          <text:p text:style-name="P188">the client (browser) receives the response</text:p>
        </text:list-item>
      </text:list>
      <text:p text:style-name="P187"/>
      <text:p text:style-name="P191">ex:</text:p>
      <text:p text:style-name="P187"><text:tab/>the browser req an HTML page, the server returns an HTML file</text:p>
      <text:p text:style-name="P187"><text:tab/>the browser req a JPG image, the server returns a JPG imag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96">Browsers and how they work</text:p>
      <text:p text:style-name="P177"><text:span text:style-name="T96">Today’s browsers are fully-functional software suites that can interpret and display HTML Web pages, applications, JavaScript, AJAX and other content hosted on Web servers</text:span> </text:p>
      <text:p text:style-name="P177"/>
      <text:p text:style-name="P199">Fetch, Process, Display, Storage</text:p>
      <text:p text:style-name="P200"><text:span text:style-name="T100">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77"/>
      <text:p text:style-name="P177"><draw:frame draw:style-name="fr2" draw:name="Image19" text:anchor-type="as-char" svg:y="-4.4898in" svg:width="5.198in" svg:height="4.6146in" draw:z-index="18"><draw:image xlink:href="Pictures/10000000000001F3000001BBD139360726AB798F.png" xlink:type="simple" xlink:show="embed" xlink:actuate="onLoad" loext:mime-type="image/png"/></draw:frame><text:s/></text:p>
      <text:p text:style-name="P177"/>
      <text:p text:style-name="P121"/>
      <text:p text:style-name="P189"><text:span text:style-name="T1">UI</text:span> = address bar, forward / back / refresh / bookmark buttons etc</text:p>
      <text:p text:style-name="P216"><text:span text:style-name="T155">Browser Engine</text:span><text:span text:style-name="T154"> = </text:span><text:span text:style-name="T97">The browser engine works as a bridge between the User interface and the rendering engine. According to the inputs from various user interfaces, it queries and manipulates the rendering engine.</text:span> </text:p>
      <text:p text:style-name="P217"><text:span text:style-name="T4">Rendering Engine</text:span><text:span text:style-name="T179"> = </text:span><text:span text:style-name="T97">responsible for rendering the requested web page on the browser screen. The rendering engine interprets the HTML, XML documents and images that are formatted using CSS and generates the layout that is displayed in the User Interface.</text:span> <text:span text:style-name="T180">PROCESS</text:span></text:p>
      <text:p text:style-name="P217"/>
      <text:list xml:id="list2556302482" text:style-name="L4">
        <text:list-item>
          <text:p text:style-name="P222">Chrome and Opera both use Blink</text:p>
        </text:list-item>
        <text:list-item>
          <text:p text:style-name="P222">Firefox uses Gecko</text:p>
        </text:list-item>
        <text:list-item>
          <text:p text:style-name="P223">Internet Explorer uses Trident</text:p>
        </text:list-item>
        <text:list-item>
          <text:p text:style-name="P223">Edge uses EdgeHTML</text:p>
        </text:list-item>
        <text:list-item>
          <text:p text:style-name="P222">Safari uses WebKit</text:p>
        </text:list-item>
      </text:list>
      <text:p text:style-name="P217"/>
      <text:p text:style-name="P217"><text:span text:style-name="Strong_20_Emphasis"><text:span text:style-name="T99">Networking</text:span></text:span><text:span text:style-name="Strong_20_Emphasis"><text:span text:style-name="T97"> </text:span></text:span><text:span text:style-name="Strong_20_Emphasis"><text:span text:style-name="T98">= </text:span></text:span><text:span text:style-name="T97">Component of the browser which retrieves the URLs using the common internet protocols of HTTP or FTP.</text:span> <text:s/><text:span text:style-name="T180">FETCH</text:span></text:p>
      <text:p text:style-name="P217"><text:span text:style-name="Strong_20_Emphasis"><text:span text:style-name="T99">JavaScript Interpreter</text:span></text:span><text:span text:style-name="Strong_20_Emphasis"><text:span text:style-name="T97"> </text:span></text:span><text:span text:style-name="Strong_20_Emphasis"><text:span text:style-name="T98">=</text:span></text:span><text:span text:style-name="Strong_20_Emphasis"><text:span text:style-name="T97"> </text:span></text:span><text:span text:style-name="T97">It is the component of the browser which interprets and executes the javascript code embedded in a website. The interpreted results are sent to the rendering engine for display.</text:span> <text:span text:style-name="T181">Google V8 used in Chrome, safari uses JavaScriptCore</text:span></text:p>
      <text:p text:style-name="P217"/>
      <text:p text:style-name="P217"/>
      <text:p text:style-name="P217"><text:soft-page-break/><text:span text:style-name="Strong_20_Emphasis"><text:span text:style-name="T99">UI Backend</text:span></text:span><text:span text:style-name="T97">: UI backend is used for drawing basic widgets like combo boxes and windows</text:span> </text:p>
      <text:p text:style-name="P217"><text:span text:style-name="Strong_20_Emphasis"><text:span text:style-name="T99">Data Persistence/Storage</text:span></text:span><text:span text:style-name="Strong_20_Emphasis"><text:span text:style-name="T97"> </text:span></text:span><text:span text:style-name="Strong_20_Emphasis"><text:span text:style-name="T98">=</text:span></text:span><text:span text:style-name="T97">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217"/>
      <text:p text:style-name="P219"><text:span text:style-name="T177">An important thing to note here is that in web browsers such as Google Chrome each tab runs in a separate process(multiple instances of rendering engine).</text:span> </text:p>
      <text:p text:style-name="P219"/>
      <text:p text:style-name="P217"/>
      <text:p text:style-name="P218"><text:span text:style-name="T4">Rendering Engine </text:span><text:span text:style-name="T5">part 2</text:span></text:p>
      <text:p text:style-name="P217"/>
      <text:p text:style-name="P217"><draw:frame draw:style-name="fr1" draw:name="Image20" text:anchor-type="as-char" svg:width="6.25in" svg:height="0.6874in" draw:z-index="19"><draw:image xlink:href="Pictures/100002010000025800000042BDFB2F791108A7F6.png" xlink:type="simple" xlink:show="embed" xlink:actuate="onLoad" loext:mime-type="image/png"/></draw:frame><text:s/></text:p>
      <text:p text:style-name="P217"/>
      <text:p text:style-name="P217"><text:span text:style-name="T97">The rendering engine parses the chunks of HTML document and convert the elements to DOM nodes in a tree called the “c</text:span><text:span text:style-name="Strong_20_Emphasis"><text:span text:style-name="T97">ontent tree</text:span></text:span><text:span text:style-name="T95">” </text:span><text:span text:style-name="T97">or the “</text:span><text:span text:style-name="Strong_20_Emphasis"><text:span text:style-name="T97">DOM tree</text:span></text:span><text:span text:style-name="T95">”</text:span><text:span text:style-name="T97">.</text:span> </text:p>
      <text:p text:style-name="P217"/>
      <text:p text:style-name="P217"><text:span text:style-name="T97">While the DOM tree is being constructed, the browser constructs another tree, the </text:span><text:span text:style-name="Strong_20_Emphasis"><text:span text:style-name="T97">render tree</text:span></text:span><text:span text:style-name="T97">.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217"/>
      <text:p text:style-name="P217"><text:span text:style-name="T97">After the construction of the render tree, it goes through a “</text:span><text:span text:style-name="Strong_20_Emphasis"><text:span text:style-name="T97">layout process</text:span></text:span><text:span text:style-name="T95">” </text:span><text:span text:style-name="T97">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217"/>
      <text:p text:style-name="P217"><text:span text:style-name="T97">The next stage is </text:span><text:span text:style-name="Strong_20_Emphasis"><text:span text:style-name="T97">painting</text:span></text:span><text:span text:style-name="T97">. In the painting stage, the render tree is traversed and the renderer’s “paint()” method is called to display content on the screen</text:span> </text:p>
      <text:p text:style-name="P217"/>
      <text:p text:style-name="P217"><text:span text:style-name="T97">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217"/>
      <text:p text:style-name="P217"/>
      <text:p text:style-name="P220">DNS and how it works</text:p>
      <text:p text:style-name="P221">Domain Name System is the “phonebook” of the internet. Each device connected to the internet has a unique Internet Protocol (IP) address. DNS translates domain names to IP addresses so browsers can load them. </text:p>
      <text:p text:style-name="P221"/>
      <text:p text:style-name="P221"><text:span text:style-name="T102">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221"/>
      <text:p text:style-name="P221"><text:span text:style-name="T105">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221"/>
      <text:p text:style-name="P221"><text:span text:style-name="T105">Whether you're accessing a website or sending </text:span><text:a xlink:type="simple" xlink:href="https://computer.howstuffworks.com/e-mail-messaging/email.htm" text:style-name="Internet_20_link" text:visited-style-name="Visited_20_Internet_20_Link"><text:span text:style-name="T109">e-mail</text:span></text:a><text:span text:style-name="T105">, your computer uses a DNS server to look up the domain name you're trying to access. The proper term for this process is DNS name resolution, and you would say that the DNS server resolves the domain name to the IP address. For example, when you enter "www.howstuffworks.com" </text:span><text:soft-page-break/><text:span text:style-name="T105">in your browser, part of the network connection includes resolving the domain name "howstuffworks.com" into an IP address, for example 70.42.251.42, for HowStuffWorks' web servers.</text:span> </text:p>
      <text:p text:style-name="P221"/>
      <text:p text:style-name="P2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IBM Plex Sans" svg:font-family="'IBM Plex Sans', sans-serif"/>
    <style:font-face style:name="Verdana" svg:font-family="Verdana, sans-serif"/>
    <style:font-face style:name="apple-system" svg:font-family="apple-system, BlinkMacSystemFont, 'Segoe UI', Roboto, Oxygen, Ubuntu, Cantarell, 'Fira Sans', 'Droid Sans', 'Helvetica Neue', sans-serif"/>
    <style:font-face style:name="apple-system1" svg:font-family="apple-system, system-ui, BlinkMacSystemFont, 'Segoe UI', Helvetica, Arial, sans-serif"/>
    <style:font-face style:name="medium-content-serif-font" svg:font-family="medium-content-serif-font, Georgia, Cambria, 'Times New Roman', Times,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0T16:10:55.324000000</dc:date>
    <meta:editing-duration>P2DT1H9M52S</meta:editing-duration>
    <meta:editing-cycles>105</meta:editing-cycles>
    <meta:generator>LibreOffice/6.4.2.2$Windows_X86_64 LibreOffice_project/4e471d8c02c9c90f512f7f9ead8875b57fcb1ec3</meta:generator>
    <meta:document-statistic meta:table-count="1" meta:image-count="20" meta:object-count="0" meta:page-count="21" meta:paragraph-count="317" meta:word-count="3925" meta:character-count="23743" meta:non-whitespace-character-count="19247"/>
  </office:meta>
</office:document-meta>
</file>